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378" officeooo:paragraph-rsid="0009f378"/>
    </style:style>
    <style:style style:name="P2" style:family="paragraph" style:parent-style-name="Standard">
      <style:text-properties officeooo:rsid="0009f378" officeooo:paragraph-rsid="0038f5e9"/>
    </style:style>
    <style:style style:name="P3" style:family="paragraph" style:parent-style-name="Standard">
      <style:text-properties officeooo:rsid="0009f378" officeooo:paragraph-rsid="0052ad21"/>
    </style:style>
    <style:style style:name="P4" style:family="paragraph" style:parent-style-name="Standard">
      <style:text-properties officeooo:rsid="0009f378" officeooo:paragraph-rsid="0067687d"/>
    </style:style>
    <style:style style:name="P5" style:family="paragraph" style:parent-style-name="Standard">
      <style:text-properties officeooo:rsid="0009f378" officeooo:paragraph-rsid="009d5d64"/>
    </style:style>
    <style:style style:name="P6" style:family="paragraph" style:parent-style-name="Standard">
      <style:text-properties officeooo:rsid="0009f378" officeooo:paragraph-rsid="00d19c94"/>
    </style:style>
    <style:style style:name="P7" style:family="paragraph" style:parent-style-name="Standard">
      <style:text-properties officeooo:rsid="0009f378" officeooo:paragraph-rsid="00e169ae"/>
    </style:style>
    <style:style style:name="P8" style:family="paragraph" style:parent-style-name="Standard">
      <style:text-properties officeooo:rsid="0009f378" officeooo:paragraph-rsid="00ffbc30"/>
    </style:style>
    <style:style style:name="P9" style:family="paragraph" style:parent-style-name="Standard">
      <style:text-properties officeooo:rsid="0009f378" officeooo:paragraph-rsid="010f5a87"/>
    </style:style>
    <style:style style:name="P10" style:family="paragraph" style:parent-style-name="Standard">
      <style:text-properties officeooo:rsid="0009f378" officeooo:paragraph-rsid="01235893"/>
    </style:style>
    <style:style style:name="P11" style:family="paragraph" style:parent-style-name="Standard">
      <style:text-properties officeooo:rsid="0009f378" officeooo:paragraph-rsid="0134dd4e"/>
    </style:style>
    <style:style style:name="P12" style:family="paragraph" style:parent-style-name="Standard">
      <style:text-properties officeooo:rsid="0009f378" officeooo:paragraph-rsid="013c815f"/>
    </style:style>
    <style:style style:name="P13" style:family="paragraph" style:parent-style-name="Standard">
      <style:text-properties officeooo:rsid="0009f378" officeooo:paragraph-rsid="015478d7"/>
    </style:style>
    <style:style style:name="P14" style:family="paragraph" style:parent-style-name="Standard">
      <style:text-properties officeooo:rsid="0009f378" officeooo:paragraph-rsid="015ab889"/>
    </style:style>
    <style:style style:name="P15" style:family="paragraph" style:parent-style-name="Standard">
      <style:text-properties officeooo:rsid="0009f378" officeooo:paragraph-rsid="01783777"/>
    </style:style>
    <style:style style:name="P16" style:family="paragraph" style:parent-style-name="Standard">
      <style:text-properties officeooo:rsid="000b3ab8" officeooo:paragraph-rsid="000b3ab8"/>
    </style:style>
    <style:style style:name="P17" style:family="paragraph" style:parent-style-name="Standard">
      <style:text-properties officeooo:rsid="000b3e48" officeooo:paragraph-rsid="000b3e48"/>
    </style:style>
    <style:style style:name="P18" style:family="paragraph" style:parent-style-name="Standard">
      <style:text-properties officeooo:rsid="0011ea96" officeooo:paragraph-rsid="0011ea96"/>
    </style:style>
    <style:style style:name="P19" style:family="paragraph" style:parent-style-name="Standard">
      <style:text-properties officeooo:rsid="0014cfa8" officeooo:paragraph-rsid="0014cfa8"/>
    </style:style>
    <style:style style:name="P20" style:family="paragraph" style:parent-style-name="Standard">
      <style:text-properties officeooo:rsid="00162cb0" officeooo:paragraph-rsid="0014cfa8"/>
    </style:style>
    <style:style style:name="P21" style:family="paragraph" style:parent-style-name="Standard">
      <style:text-properties officeooo:rsid="00162cb0" officeooo:paragraph-rsid="00162cb0"/>
    </style:style>
    <style:style style:name="P22" style:family="paragraph" style:parent-style-name="Standard">
      <style:text-properties officeooo:rsid="0017be95" officeooo:paragraph-rsid="0017be95"/>
    </style:style>
    <style:style style:name="P23" style:family="paragraph" style:parent-style-name="Standard">
      <style:text-properties officeooo:rsid="00182abc" officeooo:paragraph-rsid="00182abc"/>
    </style:style>
    <style:style style:name="P24" style:family="paragraph" style:parent-style-name="Standard">
      <style:text-properties officeooo:rsid="001a29f2" officeooo:paragraph-rsid="001a29f2"/>
    </style:style>
    <style:style style:name="P25" style:family="paragraph" style:parent-style-name="Standard">
      <style:text-properties officeooo:rsid="001c982b" officeooo:paragraph-rsid="001c982b"/>
    </style:style>
    <style:style style:name="P26" style:family="paragraph" style:parent-style-name="Standard">
      <style:text-properties officeooo:rsid="002397ab" officeooo:paragraph-rsid="002397ab"/>
    </style:style>
    <style:style style:name="P27" style:family="paragraph" style:parent-style-name="Standard">
      <style:text-properties officeooo:rsid="00274a8c" officeooo:paragraph-rsid="00274a8c"/>
    </style:style>
    <style:style style:name="P28" style:family="paragraph" style:parent-style-name="Standard">
      <style:text-properties officeooo:rsid="002c8a1e" officeooo:paragraph-rsid="002c8a1e"/>
    </style:style>
    <style:style style:name="P29" style:family="paragraph" style:parent-style-name="Standard">
      <style:text-properties officeooo:rsid="002cf899" officeooo:paragraph-rsid="002cf899"/>
    </style:style>
    <style:style style:name="P30" style:family="paragraph" style:parent-style-name="Standard">
      <style:text-properties officeooo:rsid="00330019" officeooo:paragraph-rsid="00330019"/>
    </style:style>
    <style:style style:name="P31" style:family="paragraph" style:parent-style-name="Standard">
      <style:text-properties officeooo:rsid="00330019" officeooo:paragraph-rsid="0034cc4d"/>
    </style:style>
    <style:style style:name="P32" style:family="paragraph" style:parent-style-name="Standard">
      <style:text-properties officeooo:rsid="00330019" officeooo:paragraph-rsid="0038c84c"/>
    </style:style>
    <style:style style:name="P33" style:family="paragraph" style:parent-style-name="Standard">
      <style:text-properties officeooo:rsid="00330019" officeooo:paragraph-rsid="0052ad21"/>
    </style:style>
    <style:style style:name="P34" style:family="paragraph" style:parent-style-name="Standard">
      <style:text-properties officeooo:rsid="00330019" officeooo:paragraph-rsid="0067687d"/>
    </style:style>
    <style:style style:name="P35" style:family="paragraph" style:parent-style-name="Standard">
      <style:text-properties officeooo:rsid="0038f5e9" officeooo:paragraph-rsid="0038f5e9"/>
    </style:style>
    <style:style style:name="P36" style:family="paragraph" style:parent-style-name="Standard">
      <style:text-properties officeooo:rsid="0037e30b" officeooo:paragraph-rsid="0038c84c"/>
    </style:style>
    <style:style style:name="P37" style:family="paragraph" style:parent-style-name="Standard">
      <style:text-properties officeooo:rsid="003a62d3" officeooo:paragraph-rsid="003a62d3"/>
    </style:style>
    <style:style style:name="P38" style:family="paragraph" style:parent-style-name="Standard">
      <style:text-properties officeooo:rsid="00411a3b" officeooo:paragraph-rsid="00411a3b"/>
    </style:style>
    <style:style style:name="P39" style:family="paragraph" style:parent-style-name="Standard">
      <style:text-properties officeooo:rsid="00453eb9" officeooo:paragraph-rsid="00411a3b"/>
    </style:style>
    <style:style style:name="P40" style:family="paragraph" style:parent-style-name="Standard">
      <style:text-properties officeooo:rsid="00453eb9" officeooo:paragraph-rsid="00453eb9"/>
    </style:style>
    <style:style style:name="P41" style:family="paragraph" style:parent-style-name="Standard">
      <style:text-properties officeooo:rsid="0047be71" officeooo:paragraph-rsid="0047be71"/>
    </style:style>
    <style:style style:name="P42" style:family="paragraph" style:parent-style-name="Standard">
      <style:text-properties officeooo:rsid="0049da46" officeooo:paragraph-rsid="0049da46"/>
    </style:style>
    <style:style style:name="P43" style:family="paragraph" style:parent-style-name="Standard">
      <style:text-properties officeooo:rsid="0050193c" officeooo:paragraph-rsid="0050193c"/>
    </style:style>
    <style:style style:name="P44" style:family="paragraph" style:parent-style-name="Standard">
      <style:text-properties officeooo:rsid="0054f2d9" officeooo:paragraph-rsid="0054f2d9"/>
    </style:style>
    <style:style style:name="P45" style:family="paragraph" style:parent-style-name="Standard">
      <style:text-properties officeooo:rsid="005b3294" officeooo:paragraph-rsid="005b3294"/>
    </style:style>
    <style:style style:name="P46" style:family="paragraph" style:parent-style-name="Standard">
      <style:text-properties officeooo:rsid="005eb57c" officeooo:paragraph-rsid="005eb57c"/>
    </style:style>
    <style:style style:name="P47" style:family="paragraph" style:parent-style-name="Standard">
      <style:text-properties officeooo:rsid="0060a581" officeooo:paragraph-rsid="0060a581"/>
    </style:style>
    <style:style style:name="P48" style:family="paragraph" style:parent-style-name="Standard">
      <style:text-properties officeooo:rsid="0064f174" officeooo:paragraph-rsid="0064f174"/>
    </style:style>
    <style:style style:name="P49" style:family="paragraph" style:parent-style-name="Standard">
      <style:text-properties officeooo:rsid="0068e9e7" officeooo:paragraph-rsid="0068e9e7"/>
    </style:style>
    <style:style style:name="P50" style:family="paragraph" style:parent-style-name="Standard">
      <style:text-properties officeooo:rsid="00698194" officeooo:paragraph-rsid="00698194"/>
    </style:style>
    <style:style style:name="P51" style:family="paragraph" style:parent-style-name="Standard">
      <style:text-properties officeooo:rsid="006dc630" officeooo:paragraph-rsid="006dc630"/>
    </style:style>
    <style:style style:name="P52" style:family="paragraph" style:parent-style-name="Standard">
      <style:text-properties officeooo:rsid="006f74c0" officeooo:paragraph-rsid="00728873"/>
    </style:style>
    <style:style style:name="P53" style:family="paragraph" style:parent-style-name="Standard">
      <style:text-properties officeooo:rsid="00731c3d" officeooo:paragraph-rsid="00731c3d"/>
    </style:style>
    <style:style style:name="P54" style:family="paragraph" style:parent-style-name="Standard">
      <style:text-properties officeooo:rsid="0075e467" officeooo:paragraph-rsid="0075e467"/>
    </style:style>
    <style:style style:name="P55" style:family="paragraph" style:parent-style-name="Standard">
      <style:text-properties officeooo:rsid="00770133" officeooo:paragraph-rsid="00770133"/>
    </style:style>
    <style:style style:name="P56" style:family="paragraph" style:parent-style-name="Standard">
      <style:text-properties officeooo:rsid="00792c8e" officeooo:paragraph-rsid="00792c8e"/>
    </style:style>
    <style:style style:name="P57" style:family="paragraph" style:parent-style-name="Standard">
      <style:text-properties officeooo:rsid="007df363" officeooo:paragraph-rsid="007df363"/>
    </style:style>
    <style:style style:name="P58" style:family="paragraph" style:parent-style-name="Standard">
      <style:text-properties officeooo:rsid="007df363" officeooo:paragraph-rsid="007e7d8e"/>
    </style:style>
    <style:style style:name="P59" style:family="paragraph" style:parent-style-name="Standard">
      <style:text-properties officeooo:rsid="0080c3c4" officeooo:paragraph-rsid="0080c3c4"/>
    </style:style>
    <style:style style:name="P60" style:family="paragraph" style:parent-style-name="Standard">
      <style:text-properties officeooo:rsid="0080e977" officeooo:paragraph-rsid="0080e977"/>
    </style:style>
    <style:style style:name="P61" style:family="paragraph" style:parent-style-name="Standard">
      <style:text-properties officeooo:rsid="0082b6c3" officeooo:paragraph-rsid="0082b6c3"/>
    </style:style>
    <style:style style:name="P62" style:family="paragraph" style:parent-style-name="Standard">
      <style:text-properties officeooo:rsid="0082b6c3" officeooo:paragraph-rsid="0086781a"/>
    </style:style>
    <style:style style:name="P63" style:family="paragraph" style:parent-style-name="Standard">
      <style:text-properties officeooo:rsid="0086ba51" officeooo:paragraph-rsid="0086ba51"/>
    </style:style>
    <style:style style:name="P64" style:family="paragraph" style:parent-style-name="Standard">
      <style:text-properties officeooo:rsid="008876c4" officeooo:paragraph-rsid="008876c4"/>
    </style:style>
    <style:style style:name="P65" style:family="paragraph" style:parent-style-name="Standard">
      <style:text-properties officeooo:rsid="0089f105" officeooo:paragraph-rsid="0089f105"/>
    </style:style>
    <style:style style:name="P66" style:family="paragraph" style:parent-style-name="Standard">
      <style:text-properties officeooo:rsid="008ac147" officeooo:paragraph-rsid="008ca79c"/>
    </style:style>
    <style:style style:name="P67" style:family="paragraph" style:parent-style-name="Standard">
      <style:text-properties officeooo:rsid="008f2c02" officeooo:paragraph-rsid="008f2c02"/>
    </style:style>
    <style:style style:name="P68" style:family="paragraph" style:parent-style-name="Standard">
      <style:text-properties officeooo:rsid="008ca79c" officeooo:paragraph-rsid="008ca79c"/>
    </style:style>
    <style:style style:name="P69" style:family="paragraph" style:parent-style-name="Standard">
      <style:text-properties officeooo:rsid="00908aa5" officeooo:paragraph-rsid="00908aa5"/>
    </style:style>
    <style:style style:name="P70" style:family="paragraph" style:parent-style-name="Standard">
      <style:text-properties officeooo:rsid="00952f6c" officeooo:paragraph-rsid="00952f6c"/>
    </style:style>
    <style:style style:name="P71" style:family="paragraph" style:parent-style-name="Standard">
      <style:text-properties officeooo:rsid="0096726d" officeooo:paragraph-rsid="0096726d"/>
    </style:style>
    <style:style style:name="P72" style:family="paragraph" style:parent-style-name="Standard">
      <style:text-properties officeooo:rsid="0097d98c" officeooo:paragraph-rsid="0097d98c"/>
    </style:style>
    <style:style style:name="P73" style:family="paragraph" style:parent-style-name="Standard">
      <style:text-properties officeooo:rsid="0097f6ca" officeooo:paragraph-rsid="0097f6ca"/>
    </style:style>
    <style:style style:name="P74" style:family="paragraph" style:parent-style-name="Standard">
      <style:text-properties officeooo:rsid="00996854" officeooo:paragraph-rsid="00996854"/>
    </style:style>
    <style:style style:name="P75" style:family="paragraph" style:parent-style-name="Standard">
      <style:text-properties officeooo:rsid="009a0f32" officeooo:paragraph-rsid="009a0f32"/>
    </style:style>
    <style:style style:name="P76" style:family="paragraph" style:parent-style-name="Standard">
      <style:text-properties officeooo:rsid="009a2bc8" officeooo:paragraph-rsid="009a2bc8"/>
    </style:style>
    <style:style style:name="P77" style:family="paragraph" style:parent-style-name="Standard">
      <style:text-properties officeooo:rsid="009c3ca6" officeooo:paragraph-rsid="009c3ca6"/>
    </style:style>
    <style:style style:name="P78" style:family="paragraph" style:parent-style-name="Standard">
      <style:text-properties officeooo:rsid="009c3ca6" officeooo:paragraph-rsid="00d19c94"/>
    </style:style>
    <style:style style:name="P79" style:family="paragraph" style:parent-style-name="Standard">
      <style:text-properties officeooo:rsid="009c3ca6" officeooo:paragraph-rsid="00e169ae"/>
    </style:style>
    <style:style style:name="P80" style:family="paragraph" style:parent-style-name="Standard">
      <style:text-properties officeooo:rsid="009c3ca6" officeooo:paragraph-rsid="00ffbc30"/>
    </style:style>
    <style:style style:name="P81" style:family="paragraph" style:parent-style-name="Standard">
      <style:text-properties officeooo:rsid="009c3ca6" officeooo:paragraph-rsid="010f5a87"/>
    </style:style>
    <style:style style:name="P82" style:family="paragraph" style:parent-style-name="Standard">
      <style:text-properties officeooo:rsid="009c3ca6" officeooo:paragraph-rsid="01235893"/>
    </style:style>
    <style:style style:name="P83" style:family="paragraph" style:parent-style-name="Standard">
      <style:text-properties officeooo:rsid="009c3ca6" officeooo:paragraph-rsid="0134dd4e"/>
    </style:style>
    <style:style style:name="P84" style:family="paragraph" style:parent-style-name="Standard">
      <style:text-properties officeooo:rsid="009c3ca6" officeooo:paragraph-rsid="013c815f"/>
    </style:style>
    <style:style style:name="P85" style:family="paragraph" style:parent-style-name="Standard">
      <style:text-properties officeooo:rsid="009c3ca6" officeooo:paragraph-rsid="015478d7"/>
    </style:style>
    <style:style style:name="P86" style:family="paragraph" style:parent-style-name="Standard">
      <style:text-properties officeooo:rsid="009c3ca6" officeooo:paragraph-rsid="015ab889"/>
    </style:style>
    <style:style style:name="P87" style:family="paragraph" style:parent-style-name="Standard">
      <style:text-properties officeooo:rsid="009c3ca6" officeooo:paragraph-rsid="01783777"/>
    </style:style>
    <style:style style:name="P88" style:family="paragraph" style:parent-style-name="Standard">
      <style:text-properties officeooo:rsid="009e5967" officeooo:paragraph-rsid="009e5967"/>
    </style:style>
    <style:style style:name="P89" style:family="paragraph" style:parent-style-name="Standard">
      <style:text-properties officeooo:rsid="00a21b9b" officeooo:paragraph-rsid="00a21b9b"/>
    </style:style>
    <style:style style:name="P90" style:family="paragraph" style:parent-style-name="Standard">
      <style:text-properties officeooo:rsid="00a69762" officeooo:paragraph-rsid="00a69762"/>
    </style:style>
    <style:style style:name="P91" style:family="paragraph" style:parent-style-name="Standard">
      <style:text-properties officeooo:rsid="00a700c3" officeooo:paragraph-rsid="00a700c3"/>
    </style:style>
    <style:style style:name="P92" style:family="paragraph" style:parent-style-name="Standard">
      <style:text-properties officeooo:rsid="00a767b0" officeooo:paragraph-rsid="00a767b0"/>
    </style:style>
    <style:style style:name="P93" style:family="paragraph" style:parent-style-name="Standard">
      <style:text-properties officeooo:rsid="00aa3b42" officeooo:paragraph-rsid="00aa3b42"/>
    </style:style>
    <style:style style:name="P94" style:family="paragraph" style:parent-style-name="Standard">
      <style:text-properties officeooo:rsid="00ae7485" officeooo:paragraph-rsid="00ae7485"/>
    </style:style>
    <style:style style:name="P95" style:family="paragraph" style:parent-style-name="Standard">
      <style:text-properties officeooo:rsid="00b69114" officeooo:paragraph-rsid="00b69114"/>
    </style:style>
    <style:style style:name="P96" style:family="paragraph" style:parent-style-name="Standard">
      <style:text-properties officeooo:rsid="00b87139" officeooo:paragraph-rsid="00b87139"/>
    </style:style>
    <style:style style:name="P97" style:family="paragraph" style:parent-style-name="Standard">
      <style:text-properties officeooo:rsid="00b98fef" officeooo:paragraph-rsid="00b98fef"/>
    </style:style>
    <style:style style:name="P98" style:family="paragraph" style:parent-style-name="Standard">
      <style:text-properties officeooo:rsid="00babc9d" officeooo:paragraph-rsid="00babc9d"/>
    </style:style>
    <style:style style:name="P99" style:family="paragraph" style:parent-style-name="Standard">
      <style:text-properties officeooo:rsid="00bdfbea" officeooo:paragraph-rsid="00bdfbea"/>
    </style:style>
    <style:style style:name="P100" style:family="paragraph" style:parent-style-name="Standard">
      <style:text-properties officeooo:rsid="00c17302" officeooo:paragraph-rsid="00c17302"/>
    </style:style>
    <style:style style:name="P101" style:family="paragraph" style:parent-style-name="Standard">
      <style:text-properties officeooo:rsid="00c62c05" officeooo:paragraph-rsid="00c62c05"/>
    </style:style>
    <style:style style:name="P102" style:family="paragraph" style:parent-style-name="Standard">
      <style:text-properties officeooo:rsid="00c90518" officeooo:paragraph-rsid="00c90518"/>
    </style:style>
    <style:style style:name="P103" style:family="paragraph" style:parent-style-name="Standard">
      <style:text-properties officeooo:rsid="00d19c94" officeooo:paragraph-rsid="00d19c94"/>
    </style:style>
    <style:style style:name="P104" style:family="paragraph" style:parent-style-name="Standard">
      <style:text-properties officeooo:rsid="00d1c363" officeooo:paragraph-rsid="00d1c363"/>
    </style:style>
    <style:style style:name="P105" style:family="paragraph" style:parent-style-name="Standard">
      <style:text-properties officeooo:rsid="00d42fa9" officeooo:paragraph-rsid="00d42fa9"/>
    </style:style>
    <style:style style:name="P106" style:family="paragraph" style:parent-style-name="Standard">
      <style:text-properties officeooo:rsid="00d6ee37" officeooo:paragraph-rsid="00d6ee37"/>
    </style:style>
    <style:style style:name="P107" style:family="paragraph" style:parent-style-name="Standard">
      <style:text-properties officeooo:rsid="00dab30c" officeooo:paragraph-rsid="00dab30c"/>
    </style:style>
    <style:style style:name="P108" style:family="paragraph" style:parent-style-name="Standard">
      <style:text-properties officeooo:rsid="00e169ae" officeooo:paragraph-rsid="00e169ae"/>
    </style:style>
    <style:style style:name="P109" style:family="paragraph" style:parent-style-name="Standard">
      <style:text-properties officeooo:rsid="00e32ab9" officeooo:paragraph-rsid="00e32ab9"/>
    </style:style>
    <style:style style:name="P110" style:family="paragraph" style:parent-style-name="Standard">
      <style:text-properties officeooo:rsid="00e91484" officeooo:paragraph-rsid="00e91484"/>
    </style:style>
    <style:style style:name="P111" style:family="paragraph" style:parent-style-name="Standard">
      <style:text-properties officeooo:rsid="00eef213" officeooo:paragraph-rsid="00eef213"/>
    </style:style>
    <style:style style:name="P112" style:family="paragraph" style:parent-style-name="Standard">
      <style:text-properties officeooo:rsid="00f5f271" officeooo:paragraph-rsid="00f5f271"/>
    </style:style>
    <style:style style:name="P113" style:family="paragraph" style:parent-style-name="Standard">
      <style:text-properties officeooo:rsid="00ffbc30" officeooo:paragraph-rsid="00ffbc30"/>
    </style:style>
    <style:style style:name="P114" style:family="paragraph" style:parent-style-name="Standard">
      <style:text-properties officeooo:rsid="0104cdc0" officeooo:paragraph-rsid="0104cdc0"/>
    </style:style>
    <style:style style:name="P115" style:family="paragraph" style:parent-style-name="Standard">
      <style:text-properties officeooo:rsid="01054004" officeooo:paragraph-rsid="01054004"/>
    </style:style>
    <style:style style:name="P116" style:family="paragraph" style:parent-style-name="Standard">
      <style:text-properties officeooo:rsid="0106bb7f" officeooo:paragraph-rsid="0106bb7f"/>
    </style:style>
    <style:style style:name="P117" style:family="paragraph" style:parent-style-name="Standard">
      <style:text-properties officeooo:rsid="010a2871" officeooo:paragraph-rsid="010a2871"/>
    </style:style>
    <style:style style:name="P118" style:family="paragraph" style:parent-style-name="Standard">
      <style:text-properties officeooo:rsid="01105d34" officeooo:paragraph-rsid="01105d34"/>
    </style:style>
    <style:style style:name="P119" style:family="paragraph" style:parent-style-name="Standard">
      <style:text-properties officeooo:rsid="0110836f" officeooo:paragraph-rsid="0110836f"/>
    </style:style>
    <style:style style:name="P120" style:family="paragraph" style:parent-style-name="Standard">
      <style:text-properties officeooo:rsid="0111f9e9" officeooo:paragraph-rsid="0111f9e9"/>
    </style:style>
    <style:style style:name="P121" style:family="paragraph" style:parent-style-name="Standard">
      <style:text-properties officeooo:rsid="011270b8" officeooo:paragraph-rsid="011270b8"/>
    </style:style>
    <style:style style:name="P122" style:family="paragraph" style:parent-style-name="Standard">
      <style:text-properties officeooo:rsid="011886a6" officeooo:paragraph-rsid="011886a6"/>
    </style:style>
    <style:style style:name="P123" style:family="paragraph" style:parent-style-name="Standard">
      <style:text-properties officeooo:rsid="01209517" officeooo:paragraph-rsid="01209517"/>
    </style:style>
    <style:style style:name="P124" style:family="paragraph" style:parent-style-name="Standard">
      <style:text-properties officeooo:rsid="01239933" officeooo:paragraph-rsid="01239933"/>
    </style:style>
    <style:style style:name="P125" style:family="paragraph" style:parent-style-name="Standard">
      <style:text-properties officeooo:rsid="01258290" officeooo:paragraph-rsid="01258290"/>
    </style:style>
    <style:style style:name="P126" style:family="paragraph" style:parent-style-name="Standard">
      <style:text-properties officeooo:rsid="0129b091" officeooo:paragraph-rsid="0129b091"/>
    </style:style>
    <style:style style:name="P127" style:family="paragraph" style:parent-style-name="Standard">
      <style:text-properties officeooo:rsid="012b053c" officeooo:paragraph-rsid="012b053c"/>
    </style:style>
    <style:style style:name="P128" style:family="paragraph" style:parent-style-name="Standard">
      <style:text-properties officeooo:rsid="012c8ac7" officeooo:paragraph-rsid="012c8ac7"/>
    </style:style>
    <style:style style:name="P129" style:family="paragraph" style:parent-style-name="Standard">
      <style:text-properties officeooo:rsid="012fd8c4" officeooo:paragraph-rsid="012fd8c4"/>
    </style:style>
    <style:style style:name="P130" style:family="paragraph" style:parent-style-name="Standard">
      <style:text-properties officeooo:rsid="012fd8c4" officeooo:paragraph-rsid="0130f4db"/>
    </style:style>
    <style:style style:name="P131" style:family="paragraph" style:parent-style-name="Standard">
      <style:text-properties officeooo:rsid="0132b24e" officeooo:paragraph-rsid="0132b24e"/>
    </style:style>
    <style:style style:name="P132" style:family="paragraph" style:parent-style-name="Standard">
      <style:text-properties officeooo:rsid="01350e01" officeooo:paragraph-rsid="01350e01"/>
    </style:style>
    <style:style style:name="P133" style:family="paragraph" style:parent-style-name="Standard">
      <style:text-properties officeooo:rsid="01394d1e" officeooo:paragraph-rsid="01394d1e"/>
    </style:style>
    <style:style style:name="P134" style:family="paragraph" style:parent-style-name="Standard">
      <style:text-properties officeooo:rsid="013b2a6b" officeooo:paragraph-rsid="013b2a6b"/>
    </style:style>
    <style:style style:name="P135" style:family="paragraph" style:parent-style-name="Standard">
      <style:text-properties officeooo:rsid="013f759b" officeooo:paragraph-rsid="013f759b"/>
    </style:style>
    <style:style style:name="P136" style:family="paragraph" style:parent-style-name="Standard">
      <style:text-properties officeooo:rsid="0140bb1d" officeooo:paragraph-rsid="0140bb1d"/>
    </style:style>
    <style:style style:name="P137" style:family="paragraph" style:parent-style-name="Standard">
      <style:text-properties officeooo:rsid="01492e13" officeooo:paragraph-rsid="01492e13"/>
    </style:style>
    <style:style style:name="P138" style:family="paragraph" style:parent-style-name="Standard">
      <style:text-properties officeooo:rsid="014c9ed6" officeooo:paragraph-rsid="014c9ed6"/>
    </style:style>
    <style:style style:name="P139" style:family="paragraph" style:parent-style-name="Standard">
      <style:text-properties officeooo:rsid="014c9ed6" officeooo:paragraph-rsid="014e5c9f"/>
    </style:style>
    <style:style style:name="P140" style:family="paragraph" style:parent-style-name="Standard">
      <style:text-properties officeooo:rsid="014c9ed6" officeooo:paragraph-rsid="014fb2f3"/>
    </style:style>
    <style:style style:name="P141" style:family="paragraph" style:parent-style-name="Standard">
      <style:text-properties officeooo:rsid="015478d7" officeooo:paragraph-rsid="015478d7"/>
    </style:style>
    <style:style style:name="P142" style:family="paragraph" style:parent-style-name="Standard">
      <style:text-properties officeooo:rsid="015ab889" officeooo:paragraph-rsid="015ab889"/>
    </style:style>
    <style:style style:name="P143" style:family="paragraph" style:parent-style-name="Standard">
      <style:text-properties officeooo:rsid="015b125b" officeooo:paragraph-rsid="015b125b"/>
    </style:style>
    <style:style style:name="P144" style:family="paragraph" style:parent-style-name="Standard">
      <style:text-properties officeooo:rsid="015d8a68" officeooo:paragraph-rsid="015d8a68"/>
    </style:style>
    <style:style style:name="P145" style:family="paragraph" style:parent-style-name="Standard">
      <style:text-properties officeooo:rsid="015f7272" officeooo:paragraph-rsid="015f7272"/>
    </style:style>
    <style:style style:name="P146" style:family="paragraph" style:parent-style-name="Standard">
      <style:text-properties officeooo:rsid="016c57e7" officeooo:paragraph-rsid="016c57e7"/>
    </style:style>
    <style:style style:name="P147" style:family="paragraph" style:parent-style-name="Standard">
      <style:text-properties officeooo:rsid="016dfdc8" officeooo:paragraph-rsid="016dfdc8"/>
    </style:style>
    <style:style style:name="P148" style:family="paragraph" style:parent-style-name="Standard">
      <style:text-properties officeooo:rsid="016feb92" officeooo:paragraph-rsid="016feb92"/>
    </style:style>
    <style:style style:name="P149" style:family="paragraph" style:parent-style-name="Standard">
      <style:text-properties officeooo:rsid="016feb92" officeooo:paragraph-rsid="017246ed"/>
    </style:style>
    <style:style style:name="P150" style:family="paragraph" style:parent-style-name="Standard">
      <style:text-properties officeooo:rsid="0174cc59" officeooo:paragraph-rsid="0174cc59"/>
    </style:style>
    <style:style style:name="P151" style:family="paragraph" style:parent-style-name="Standard">
      <style:text-properties officeooo:rsid="017a27f4" officeooo:paragraph-rsid="017a27f4"/>
    </style:style>
    <style:style style:name="P152" style:family="paragraph" style:parent-style-name="Standard">
      <style:text-properties officeooo:rsid="017ec78d" officeooo:paragraph-rsid="017ec78d"/>
    </style:style>
    <style:style style:name="T1" style:family="text">
      <style:text-properties officeooo:rsid="000e9568"/>
    </style:style>
    <style:style style:name="T2" style:family="text">
      <style:text-properties officeooo:rsid="000e9bae"/>
    </style:style>
    <style:style style:name="T3" style:family="text">
      <style:text-properties officeooo:rsid="000efaca"/>
    </style:style>
    <style:style style:name="T4" style:family="text">
      <style:text-properties officeooo:rsid="0010b1fc"/>
    </style:style>
    <style:style style:name="T5" style:family="text">
      <style:text-properties officeooo:rsid="0011e7e1"/>
    </style:style>
    <style:style style:name="T6" style:family="text">
      <style:text-properties officeooo:rsid="00138640"/>
    </style:style>
    <style:style style:name="T7" style:family="text">
      <style:text-properties officeooo:rsid="00162cb0"/>
    </style:style>
    <style:style style:name="T8" style:family="text">
      <style:text-properties officeooo:rsid="001be009"/>
    </style:style>
    <style:style style:name="T9" style:family="text">
      <style:text-properties officeooo:rsid="001c982b"/>
    </style:style>
    <style:style style:name="T10" style:family="text">
      <style:text-properties officeooo:rsid="001d43a1"/>
    </style:style>
    <style:style style:name="T11" style:family="text">
      <style:text-properties officeooo:rsid="001e26c4"/>
    </style:style>
    <style:style style:name="T12" style:family="text">
      <style:text-properties officeooo:rsid="001f01a5"/>
    </style:style>
    <style:style style:name="T13" style:family="text">
      <style:text-properties officeooo:rsid="0020ddd9"/>
    </style:style>
    <style:style style:name="T14" style:family="text">
      <style:text-properties officeooo:rsid="0021db1a"/>
    </style:style>
    <style:style style:name="T15" style:family="text">
      <style:text-properties officeooo:rsid="0024d491"/>
    </style:style>
    <style:style style:name="T16" style:family="text">
      <style:text-properties officeooo:rsid="0025aad4"/>
    </style:style>
    <style:style style:name="T17" style:family="text">
      <style:text-properties officeooo:rsid="0025e707"/>
    </style:style>
    <style:style style:name="T18" style:family="text">
      <style:text-properties officeooo:rsid="002750e5"/>
    </style:style>
    <style:style style:name="T19" style:family="text">
      <style:text-properties officeooo:rsid="00287f6b"/>
    </style:style>
    <style:style style:name="T20" style:family="text">
      <style:text-properties officeooo:rsid="002a4ede"/>
    </style:style>
    <style:style style:name="T21" style:family="text">
      <style:text-properties officeooo:rsid="002bf18c"/>
    </style:style>
    <style:style style:name="T22" style:family="text">
      <style:text-properties officeooo:rsid="002ef29e"/>
    </style:style>
    <style:style style:name="T23" style:family="text">
      <style:text-properties officeooo:rsid="002f762b"/>
    </style:style>
    <style:style style:name="T24" style:family="text">
      <style:text-properties officeooo:rsid="00310b37"/>
    </style:style>
    <style:style style:name="T25" style:family="text">
      <style:text-properties officeooo:rsid="0034cc4d"/>
    </style:style>
    <style:style style:name="T26" style:family="text">
      <style:text-properties officeooo:rsid="0036666a"/>
    </style:style>
    <style:style style:name="T27" style:family="text">
      <style:text-properties officeooo:rsid="0037e30b"/>
    </style:style>
    <style:style style:name="T28" style:family="text">
      <style:text-properties officeooo:rsid="0038f5e9"/>
    </style:style>
    <style:style style:name="T29" style:family="text">
      <style:text-properties officeooo:rsid="003b719e"/>
    </style:style>
    <style:style style:name="T30" style:family="text">
      <style:text-properties officeooo:rsid="003c631a"/>
    </style:style>
    <style:style style:name="T31" style:family="text">
      <style:text-properties officeooo:rsid="003dd755"/>
    </style:style>
    <style:style style:name="T32" style:family="text">
      <style:text-properties officeooo:rsid="003e3fcb"/>
    </style:style>
    <style:style style:name="T33" style:family="text">
      <style:text-properties officeooo:rsid="00422cb7"/>
    </style:style>
    <style:style style:name="T34" style:family="text">
      <style:text-properties officeooo:rsid="0043dc25"/>
    </style:style>
    <style:style style:name="T35" style:family="text">
      <style:text-properties officeooo:rsid="0046d620"/>
    </style:style>
    <style:style style:name="T36" style:family="text">
      <style:text-properties officeooo:rsid="0047a1bd"/>
    </style:style>
    <style:style style:name="T37" style:family="text">
      <style:text-properties officeooo:rsid="004935b2"/>
    </style:style>
    <style:style style:name="T38" style:family="text">
      <style:text-properties officeooo:rsid="0049f609"/>
    </style:style>
    <style:style style:name="T39" style:family="text">
      <style:text-properties officeooo:rsid="004b7249"/>
    </style:style>
    <style:style style:name="T40" style:family="text">
      <style:text-properties officeooo:rsid="004cd468"/>
    </style:style>
    <style:style style:name="T41" style:family="text">
      <style:text-properties officeooo:rsid="004e19a7"/>
    </style:style>
    <style:style style:name="T42" style:family="text">
      <style:text-properties officeooo:rsid="00515632"/>
    </style:style>
    <style:style style:name="T43" style:family="text">
      <style:text-properties officeooo:rsid="0052ad21"/>
    </style:style>
    <style:style style:name="T44" style:family="text">
      <style:text-properties officeooo:rsid="0056033e"/>
    </style:style>
    <style:style style:name="T45" style:family="text">
      <style:text-properties officeooo:rsid="00567622"/>
    </style:style>
    <style:style style:name="T46" style:family="text">
      <style:text-properties officeooo:rsid="0057f6af"/>
    </style:style>
    <style:style style:name="T47" style:family="text">
      <style:text-properties officeooo:rsid="0059651c"/>
    </style:style>
    <style:style style:name="T48" style:family="text">
      <style:text-properties officeooo:rsid="005bab1c"/>
    </style:style>
    <style:style style:name="T49" style:family="text">
      <style:text-properties officeooo:rsid="005cc8a8"/>
    </style:style>
    <style:style style:name="T50" style:family="text">
      <style:text-properties officeooo:rsid="00613e00"/>
    </style:style>
    <style:style style:name="T51" style:family="text">
      <style:text-properties officeooo:rsid="00633667"/>
    </style:style>
    <style:style style:name="T52" style:family="text">
      <style:text-properties officeooo:rsid="00642790"/>
    </style:style>
    <style:style style:name="T53" style:family="text">
      <style:text-properties officeooo:rsid="00653c04"/>
    </style:style>
    <style:style style:name="T54" style:family="text">
      <style:text-properties officeooo:rsid="0066de5f"/>
    </style:style>
    <style:style style:name="T55" style:family="text">
      <style:text-properties officeooo:rsid="0067687d"/>
    </style:style>
    <style:style style:name="T56" style:family="text">
      <style:text-properties officeooo:rsid="0069f232"/>
    </style:style>
    <style:style style:name="T57" style:family="text">
      <style:text-properties officeooo:rsid="006cb977"/>
    </style:style>
    <style:style style:name="T58" style:family="text">
      <style:text-properties officeooo:rsid="006dc630"/>
    </style:style>
    <style:style style:name="T59" style:family="text">
      <style:text-properties officeooo:rsid="006e2577"/>
    </style:style>
    <style:style style:name="T60" style:family="text">
      <style:text-properties officeooo:rsid="006f74c0"/>
    </style:style>
    <style:style style:name="T61" style:family="text">
      <style:text-properties officeooo:rsid="0070b610"/>
    </style:style>
    <style:style style:name="T62" style:family="text">
      <style:text-properties officeooo:rsid="00728873"/>
    </style:style>
    <style:style style:name="T63" style:family="text">
      <style:text-properties officeooo:rsid="00731c3d"/>
    </style:style>
    <style:style style:name="T64" style:family="text">
      <style:text-properties officeooo:rsid="0074bfaa"/>
    </style:style>
    <style:style style:name="T65" style:family="text">
      <style:text-properties officeooo:rsid="0075e467"/>
    </style:style>
    <style:style style:name="T66" style:family="text">
      <style:text-properties officeooo:rsid="00760cc9"/>
    </style:style>
    <style:style style:name="T67" style:family="text">
      <style:text-properties officeooo:rsid="0078bf68"/>
    </style:style>
    <style:style style:name="T68" style:family="text">
      <style:text-properties officeooo:rsid="007ab057"/>
    </style:style>
    <style:style style:name="T69" style:family="text">
      <style:text-properties officeooo:rsid="007be7ee"/>
    </style:style>
    <style:style style:name="T70" style:family="text">
      <style:text-properties officeooo:rsid="007e7d8e"/>
    </style:style>
    <style:style style:name="T71" style:family="text">
      <style:text-properties officeooo:rsid="008004bd"/>
    </style:style>
    <style:style style:name="T72" style:family="text">
      <style:text-properties officeooo:rsid="00808e6d"/>
    </style:style>
    <style:style style:name="T73" style:family="text">
      <style:text-properties officeooo:rsid="0080c3c4"/>
    </style:style>
    <style:style style:name="T74" style:family="text">
      <style:text-properties officeooo:rsid="0080e977"/>
    </style:style>
    <style:style style:name="T75" style:family="text">
      <style:text-properties officeooo:rsid="00813547"/>
    </style:style>
    <style:style style:name="T76" style:family="text">
      <style:text-properties officeooo:rsid="00819d3a"/>
    </style:style>
    <style:style style:name="T77" style:family="text">
      <style:text-properties officeooo:rsid="0082fca9"/>
    </style:style>
    <style:style style:name="T78" style:family="text">
      <style:text-properties officeooo:rsid="00855f39"/>
    </style:style>
    <style:style style:name="T79" style:family="text">
      <style:text-properties officeooo:rsid="0085ed91"/>
    </style:style>
    <style:style style:name="T80" style:family="text">
      <style:text-properties officeooo:rsid="0086ba51"/>
    </style:style>
    <style:style style:name="T81" style:family="text">
      <style:text-properties officeooo:rsid="008876c4"/>
    </style:style>
    <style:style style:name="T82" style:family="text">
      <style:text-properties officeooo:rsid="0089f105"/>
    </style:style>
    <style:style style:name="T83" style:family="text">
      <style:text-properties officeooo:rsid="008ac147"/>
    </style:style>
    <style:style style:name="T84" style:family="text">
      <style:text-properties officeooo:rsid="008e56e9"/>
    </style:style>
    <style:style style:name="T85" style:family="text">
      <style:text-properties officeooo:rsid="00927b08"/>
    </style:style>
    <style:style style:name="T86" style:family="text">
      <style:text-properties officeooo:rsid="00941ad4"/>
    </style:style>
    <style:style style:name="T87" style:family="text">
      <style:text-properties officeooo:rsid="0096726d"/>
    </style:style>
    <style:style style:name="T88" style:family="text">
      <style:text-properties officeooo:rsid="0097d98c"/>
    </style:style>
    <style:style style:name="T89" style:family="text">
      <style:text-properties officeooo:rsid="0097f6ca"/>
    </style:style>
    <style:style style:name="T90" style:family="text">
      <style:text-properties officeooo:rsid="00996854"/>
    </style:style>
    <style:style style:name="T91" style:family="text">
      <style:text-properties officeooo:rsid="009a0f32"/>
    </style:style>
    <style:style style:name="T92" style:family="text">
      <style:text-properties officeooo:rsid="009a2bc8"/>
    </style:style>
    <style:style style:name="T93" style:family="text">
      <style:text-properties officeooo:rsid="009b7fbc"/>
    </style:style>
    <style:style style:name="T94" style:family="text">
      <style:text-properties officeooo:rsid="009c26f8"/>
    </style:style>
    <style:style style:name="T95" style:family="text">
      <style:text-properties officeooo:rsid="009d5d64"/>
    </style:style>
    <style:style style:name="T96" style:family="text">
      <style:text-properties officeooo:rsid="009f0222"/>
    </style:style>
    <style:style style:name="T97" style:family="text">
      <style:text-properties officeooo:rsid="009fa317"/>
    </style:style>
    <style:style style:name="T98" style:family="text">
      <style:text-properties officeooo:rsid="00a07a14"/>
    </style:style>
    <style:style style:name="T99" style:family="text">
      <style:text-properties officeooo:rsid="00a13062"/>
    </style:style>
    <style:style style:name="T100" style:family="text">
      <style:text-properties officeooo:rsid="00a21b9b"/>
    </style:style>
    <style:style style:name="T101" style:family="text">
      <style:text-properties officeooo:rsid="00a2d40b"/>
    </style:style>
    <style:style style:name="T102" style:family="text">
      <style:text-properties officeooo:rsid="00a355c8"/>
    </style:style>
    <style:style style:name="T103" style:family="text">
      <style:text-properties officeooo:rsid="00a700c3"/>
    </style:style>
    <style:style style:name="T104" style:family="text">
      <style:text-properties officeooo:rsid="00a740f9"/>
    </style:style>
    <style:style style:name="T105" style:family="text">
      <style:text-properties officeooo:rsid="00a767b0"/>
    </style:style>
    <style:style style:name="T106" style:family="text">
      <style:text-properties officeooo:rsid="00a86323"/>
    </style:style>
    <style:style style:name="T107" style:family="text">
      <style:text-properties officeooo:rsid="00a956f2"/>
    </style:style>
    <style:style style:name="T108" style:family="text">
      <style:text-properties officeooo:rsid="00abb0a1"/>
    </style:style>
    <style:style style:name="T109" style:family="text">
      <style:text-properties officeooo:rsid="00ac0cef"/>
    </style:style>
    <style:style style:name="T110" style:family="text">
      <style:text-properties officeooo:rsid="00ad2bb2"/>
    </style:style>
    <style:style style:name="T111" style:family="text">
      <style:text-properties officeooo:rsid="00af461d"/>
    </style:style>
    <style:style style:name="T112" style:family="text">
      <style:text-properties officeooo:rsid="00af8b43"/>
    </style:style>
    <style:style style:name="T113" style:family="text">
      <style:text-properties officeooo:rsid="00b122bf"/>
    </style:style>
    <style:style style:name="T114" style:family="text">
      <style:text-properties officeooo:rsid="00b2ae9c"/>
    </style:style>
    <style:style style:name="T115" style:family="text">
      <style:text-properties officeooo:rsid="00b357d8"/>
    </style:style>
    <style:style style:name="T116" style:family="text">
      <style:text-properties officeooo:rsid="00b5065c"/>
    </style:style>
    <style:style style:name="T117" style:family="text">
      <style:text-properties officeooo:rsid="00b69114"/>
    </style:style>
    <style:style style:name="T118" style:family="text">
      <style:text-properties officeooo:rsid="00b6bff9"/>
    </style:style>
    <style:style style:name="T119" style:family="text">
      <style:text-properties officeooo:rsid="00b87139"/>
    </style:style>
    <style:style style:name="T120" style:family="text">
      <style:text-properties officeooo:rsid="00ba6e4c"/>
    </style:style>
    <style:style style:name="T121" style:family="text">
      <style:text-properties officeooo:rsid="00bc4f3f"/>
    </style:style>
    <style:style style:name="T122" style:family="text">
      <style:text-properties officeooo:rsid="00bd10a0"/>
    </style:style>
    <style:style style:name="T123" style:family="text">
      <style:text-properties officeooo:rsid="00bd5e8f"/>
    </style:style>
    <style:style style:name="T124" style:family="text">
      <style:text-properties officeooo:rsid="00bf2ced"/>
    </style:style>
    <style:style style:name="T125" style:family="text">
      <style:text-properties officeooo:rsid="00bfc2b5"/>
    </style:style>
    <style:style style:name="T126" style:family="text">
      <style:text-properties officeooo:rsid="00c36602"/>
    </style:style>
    <style:style style:name="T127" style:family="text">
      <style:text-properties officeooo:rsid="00c4710e"/>
    </style:style>
    <style:style style:name="T128" style:family="text">
      <style:text-properties officeooo:rsid="00c4d011"/>
    </style:style>
    <style:style style:name="T129" style:family="text">
      <style:text-properties officeooo:rsid="00c73d1d"/>
    </style:style>
    <style:style style:name="T130" style:family="text">
      <style:text-properties officeooo:rsid="00c73d8f"/>
    </style:style>
    <style:style style:name="T131" style:family="text">
      <style:text-properties officeooo:rsid="00cb4bfb"/>
    </style:style>
    <style:style style:name="T132" style:family="text">
      <style:text-properties officeooo:rsid="00d040a6"/>
    </style:style>
    <style:style style:name="T133" style:family="text">
      <style:text-properties officeooo:rsid="00d19c94"/>
    </style:style>
    <style:style style:name="T134" style:family="text">
      <style:text-properties officeooo:rsid="00d302ed"/>
    </style:style>
    <style:style style:name="T135" style:family="text">
      <style:text-properties officeooo:rsid="00d33ea4"/>
    </style:style>
    <style:style style:name="T136" style:family="text">
      <style:text-properties officeooo:rsid="00d42fa9"/>
    </style:style>
    <style:style style:name="T137" style:family="text">
      <style:text-properties officeooo:rsid="00d50f58"/>
    </style:style>
    <style:style style:name="T138" style:family="text">
      <style:text-properties officeooo:rsid="00d7f23b"/>
    </style:style>
    <style:style style:name="T139" style:family="text">
      <style:text-properties officeooo:rsid="00dc8228"/>
    </style:style>
    <style:style style:name="T140" style:family="text">
      <style:text-properties officeooo:rsid="00dde724"/>
    </style:style>
    <style:style style:name="T141" style:family="text">
      <style:text-properties officeooo:rsid="00df7511"/>
    </style:style>
    <style:style style:name="T142" style:family="text">
      <style:text-properties officeooo:rsid="00df7e84"/>
    </style:style>
    <style:style style:name="T143" style:family="text">
      <style:text-properties officeooo:rsid="00e169ae"/>
    </style:style>
    <style:style style:name="T144" style:family="text">
      <style:text-properties officeooo:rsid="00e467b7"/>
    </style:style>
    <style:style style:name="T145" style:family="text">
      <style:text-properties officeooo:rsid="00e5700f"/>
    </style:style>
    <style:style style:name="T146" style:family="text">
      <style:text-properties officeooo:rsid="00e7e8a3"/>
    </style:style>
    <style:style style:name="T147" style:family="text">
      <style:text-properties officeooo:rsid="00e8f259"/>
    </style:style>
    <style:style style:name="T148" style:family="text">
      <style:text-properties officeooo:rsid="00ea0e43"/>
    </style:style>
    <style:style style:name="T149" style:family="text">
      <style:text-properties officeooo:rsid="00eb9afb"/>
    </style:style>
    <style:style style:name="T150" style:family="text">
      <style:text-properties officeooo:rsid="00ed41e9"/>
    </style:style>
    <style:style style:name="T151" style:family="text">
      <style:text-properties officeooo:rsid="00f02208"/>
    </style:style>
    <style:style style:name="T152" style:family="text">
      <style:text-properties officeooo:rsid="00f2bd74"/>
    </style:style>
    <style:style style:name="T153" style:family="text">
      <style:text-properties officeooo:rsid="00f4e1b5"/>
    </style:style>
    <style:style style:name="T154" style:family="text">
      <style:text-properties officeooo:rsid="00f5f271"/>
    </style:style>
    <style:style style:name="T155" style:family="text">
      <style:text-properties officeooo:rsid="00f66ca2"/>
    </style:style>
    <style:style style:name="T156" style:family="text">
      <style:text-properties officeooo:rsid="00f83cd3"/>
    </style:style>
    <style:style style:name="T157" style:family="text">
      <style:text-properties officeooo:rsid="00f9da27"/>
    </style:style>
    <style:style style:name="T158" style:family="text">
      <style:text-properties officeooo:rsid="00fb16aa"/>
    </style:style>
    <style:style style:name="T159" style:family="text">
      <style:text-properties officeooo:rsid="00fd05d0"/>
    </style:style>
    <style:style style:name="T160" style:family="text">
      <style:text-properties officeooo:rsid="00fe5379"/>
    </style:style>
    <style:style style:name="T161" style:family="text">
      <style:text-properties officeooo:rsid="00fe588d"/>
    </style:style>
    <style:style style:name="T162" style:family="text">
      <style:text-properties officeooo:rsid="00ffbc30"/>
    </style:style>
    <style:style style:name="T163" style:family="text">
      <style:text-properties officeooo:rsid="0101ab5a"/>
    </style:style>
    <style:style style:name="T164" style:family="text">
      <style:text-properties officeooo:rsid="0103838d"/>
    </style:style>
    <style:style style:name="T165" style:family="text">
      <style:text-properties officeooo:rsid="01054004"/>
    </style:style>
    <style:style style:name="T166" style:family="text">
      <style:text-properties officeooo:rsid="01085a58"/>
    </style:style>
    <style:style style:name="T167" style:family="text">
      <style:text-properties officeooo:rsid="010a2faa"/>
    </style:style>
    <style:style style:name="T168" style:family="text">
      <style:text-properties officeooo:rsid="010b933e"/>
    </style:style>
    <style:style style:name="T169" style:family="text">
      <style:text-properties officeooo:rsid="010d1982"/>
    </style:style>
    <style:style style:name="T170" style:family="text">
      <style:text-properties officeooo:rsid="010f5a87"/>
    </style:style>
    <style:style style:name="T171" style:family="text">
      <style:text-properties officeooo:rsid="01111e1b"/>
    </style:style>
    <style:style style:name="T172" style:family="text">
      <style:text-properties officeooo:rsid="0111f743"/>
    </style:style>
    <style:style style:name="T173" style:family="text">
      <style:text-properties officeooo:rsid="011313a7"/>
    </style:style>
    <style:style style:name="T174" style:family="text">
      <style:text-properties officeooo:rsid="0114c904"/>
    </style:style>
    <style:style style:name="T175" style:family="text">
      <style:text-properties officeooo:rsid="01163e1d"/>
    </style:style>
    <style:style style:name="T176" style:family="text">
      <style:text-properties officeooo:rsid="0117dc0f"/>
    </style:style>
    <style:style style:name="T177" style:family="text">
      <style:text-properties officeooo:rsid="0119f25e"/>
    </style:style>
    <style:style style:name="T178" style:family="text">
      <style:text-properties officeooo:rsid="011a0ab5"/>
    </style:style>
    <style:style style:name="T179" style:family="text">
      <style:text-properties officeooo:rsid="011bb768"/>
    </style:style>
    <style:style style:name="T180" style:family="text">
      <style:text-properties officeooo:rsid="011d97b2"/>
    </style:style>
    <style:style style:name="T181" style:family="text">
      <style:text-properties officeooo:rsid="0120733b"/>
    </style:style>
    <style:style style:name="T182" style:family="text">
      <style:text-properties officeooo:rsid="012292ae"/>
    </style:style>
    <style:style style:name="T183" style:family="text">
      <style:text-properties officeooo:rsid="01235893"/>
    </style:style>
    <style:style style:name="T184" style:family="text">
      <style:text-properties officeooo:rsid="01258290"/>
    </style:style>
    <style:style style:name="T185" style:family="text">
      <style:text-properties officeooo:rsid="0125f3b8"/>
    </style:style>
    <style:style style:name="T186" style:family="text">
      <style:text-properties officeooo:rsid="0126aeb6"/>
    </style:style>
    <style:style style:name="T187" style:family="text">
      <style:text-properties officeooo:rsid="0127b703"/>
    </style:style>
    <style:style style:name="T188" style:family="text">
      <style:text-properties officeooo:rsid="012b053c"/>
    </style:style>
    <style:style style:name="T189" style:family="text">
      <style:text-properties officeooo:rsid="012c8ac7"/>
    </style:style>
    <style:style style:name="T190" style:family="text">
      <style:text-properties officeooo:rsid="012e36d9"/>
    </style:style>
    <style:style style:name="T191" style:family="text">
      <style:text-properties officeooo:rsid="0130f4db"/>
    </style:style>
    <style:style style:name="T192" style:family="text">
      <style:text-properties officeooo:rsid="0134dd4e"/>
    </style:style>
    <style:style style:name="T193" style:family="text">
      <style:text-properties officeooo:rsid="0136cbc1"/>
    </style:style>
    <style:style style:name="T194" style:family="text">
      <style:text-properties officeooo:rsid="013b2a6b"/>
    </style:style>
    <style:style style:name="T195" style:family="text">
      <style:text-properties officeooo:rsid="013b93c2"/>
    </style:style>
    <style:style style:name="T196" style:family="text">
      <style:text-properties officeooo:rsid="013c815f"/>
    </style:style>
    <style:style style:name="T197" style:family="text">
      <style:text-properties officeooo:rsid="01417d2f"/>
    </style:style>
    <style:style style:name="T198" style:family="text">
      <style:text-properties officeooo:rsid="0147cfff"/>
    </style:style>
    <style:style style:name="T199" style:family="text">
      <style:text-properties officeooo:rsid="01492e13"/>
    </style:style>
    <style:style style:name="T200" style:family="text">
      <style:text-properties officeooo:rsid="0149e2c7"/>
    </style:style>
    <style:style style:name="T201" style:family="text">
      <style:text-properties officeooo:rsid="014d4d62"/>
    </style:style>
    <style:style style:name="T202" style:family="text">
      <style:text-properties officeooo:rsid="014fb2f3"/>
    </style:style>
    <style:style style:name="T203" style:family="text">
      <style:text-properties officeooo:rsid="01505d71"/>
    </style:style>
    <style:style style:name="T204" style:family="text">
      <style:text-properties officeooo:rsid="01524a26"/>
    </style:style>
    <style:style style:name="T205" style:family="text">
      <style:text-properties officeooo:rsid="015478d7"/>
    </style:style>
    <style:style style:name="T206" style:family="text">
      <style:text-properties officeooo:rsid="015616fb"/>
    </style:style>
    <style:style style:name="T207" style:family="text">
      <style:text-properties officeooo:rsid="0156ff74"/>
    </style:style>
    <style:style style:name="T208" style:family="text">
      <style:text-properties officeooo:rsid="01574256"/>
    </style:style>
    <style:style style:name="T209" style:family="text">
      <style:text-properties officeooo:rsid="0158e52c"/>
    </style:style>
    <style:style style:name="T210" style:family="text">
      <style:text-properties officeooo:rsid="0159ff1e"/>
    </style:style>
    <style:style style:name="T211" style:family="text">
      <style:text-properties officeooo:rsid="015ab889"/>
    </style:style>
    <style:style style:name="T212" style:family="text">
      <style:text-properties officeooo:rsid="015ca170"/>
    </style:style>
    <style:style style:name="T213" style:family="text">
      <style:text-properties officeooo:rsid="015d8a68"/>
    </style:style>
    <style:style style:name="T214" style:family="text">
      <style:text-properties officeooo:rsid="015f7272"/>
    </style:style>
    <style:style style:name="T215" style:family="text">
      <style:text-properties officeooo:rsid="01699ad3"/>
    </style:style>
    <style:style style:name="T216" style:family="text">
      <style:text-properties officeooo:rsid="016c57e7"/>
    </style:style>
    <style:style style:name="T217" style:family="text">
      <style:text-properties officeooo:rsid="016dfdc8"/>
    </style:style>
    <style:style style:name="T218" style:family="text">
      <style:text-properties officeooo:rsid="01705d92"/>
    </style:style>
    <style:style style:name="T219" style:family="text">
      <style:text-properties officeooo:rsid="0171ed07"/>
    </style:style>
    <style:style style:name="T220" style:family="text">
      <style:text-properties officeooo:rsid="017246ed"/>
    </style:style>
    <style:style style:name="T221" style:family="text">
      <style:text-properties officeooo:rsid="01729765"/>
    </style:style>
    <style:style style:name="T222" style:family="text">
      <style:text-properties officeooo:rsid="017347f6"/>
    </style:style>
    <style:style style:name="T223" style:family="text">
      <style:text-properties officeooo:rsid="0173fe44"/>
    </style:style>
    <style:style style:name="T224" style:family="text">
      <style:text-properties officeooo:rsid="0174098c"/>
    </style:style>
    <style:style style:name="T225" style:family="text">
      <style:text-properties officeooo:rsid="01783777"/>
    </style:style>
    <style:style style:name="T226" style:family="text">
      <style:text-properties officeooo:rsid="017a2d44"/>
    </style:style>
    <style:style style:name="T227" style:family="text">
      <style:text-properties officeooo:rsid="017ab45d"/>
    </style:style>
    <style:style style:name="T228" style:family="text">
      <style:text-properties officeooo:rsid="017c3bb4"/>
    </style:style>
    <style:style style:name="T229" style:family="text">
      <style:text-properties officeooo:rsid="017ca7d0"/>
    </style:style>
    <style:style style:name="T230" style:family="text">
      <style:text-properties officeooo:rsid="017cf09f"/>
    </style:style>
    <style:style style:name="T231" style:family="text">
      <style:text-properties officeooo:rsid="017d03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</text:p>
      <text:p text:style-name="P1">MÓDULO 1 </text:p>
      <text:p text:style-name="P1"/>
      <text:p text:style-name="P1">INTRODUÇÃO AOS INDICADORES DE DESEMPENHO DE TI </text:p>
      <text:p text:style-name="P16">ALINHAMENTO ESTRATÉGICO </text:p>
      <text:p text:style-name="P17">-<text:span text:style-name="T1">O alinhamento neste caso, diz respeito a estar posicionado corretamente em relação a determinada <text:tab/>referência</text:span></text:p>
      <text:p text:style-name="P17">-<text:span text:style-name="T2">o alinhamento tem como objetivo aumentar chances de sucesso, é fundamental para um bom <text:tab/>trabalho em equipe</text:span></text:p>
      <text:p text:style-name="P17">-<text:span text:style-name="T3">o alinhamento deve estar associado a uma estratégia, que por sua fez, é um conjunto de ações <text:tab/>elaboradas por pessoas responsáveis para tal, com objetivo de alcançar os resultados <text:tab/>planejados, </text:span><text:span text:style-name="T4">é uma consequência do processo de planejamento </text:span></text:p>
      <text:p text:style-name="P17">-<text:span text:style-name="T5">a partir disso, surge o alinhamento estratégico, que é a integração dos objetivos e ações da área de <text:tab/>tecnologia com as metas e estratégias organizacionais, garantindo que os recursos e <text:tab/>iniciativas de TI contribuam diretamente para o sucesso do negócio.</text:span></text:p>
      <text:p text:style-name="P18">DEFINIÇÃO DE MISSÃO </text:p>
      <text:p text:style-name="P18">-<text:span text:style-name="T6">é o motivo pelo qual uma organização existe. Faz a descrição da finalidade de produtos ou <text:tab/>serviços.</text:span></text:p>
      <text:p text:style-name="P19">DEFINIÇÃO DOS OBJETIVOS </text:p>
      <text:p text:style-name="P19">-<text:span text:style-name="T7">são associados a resultados mensuráveis, podem ser baseados em: tempo, quantitativos, <text:tab/>qualitativos, resultado, processo.</text:span></text:p>
      <text:p text:style-name="P19"/>
      <text:p text:style-name="P20"/>
      <text:p text:style-name="P22">NÍVEIS DE ALINHAMENTO ESTRATÉGICO </text:p>
      <text:p text:style-name="P23">A ESTRATÉGIA E O PLANO DE AÇÃO </text:p>
      <text:p text:style-name="P24">A ESTRATÉGIA </text:p>
      <text:p text:style-name="P24">-<text:span text:style-name="T8">explica como a iniciativa da organização alcançará seus objetivos </text:span></text:p>
      <text:p text:style-name="P24">-<text:span text:style-name="T9">é o resultado de um processo de planejamento </text:span></text:p>
      <text:p text:style-name="P24">-<text:span text:style-name="T9">existem diferentes categorias de planejamento estratégico, sendo: </text:span></text:p>
      <text:p text:style-name="P25">PLANOS ESTRATÉGICOS </text:p>
      <text:p text:style-name="P25">-<text:span text:style-name="T10">leva em consideração a missão da organização <text:s/></text:span></text:p>
      <text:p text:style-name="P25">-<text:span text:style-name="T11">são elaborados pelo alto escalão da organização </text:span></text:p>
      <text:p text:style-name="P25">-<text:span text:style-name="T12">tem horizonte de longo prazo e servem de base para planejamentos de demais níveis da <text:tab/>organização (crescimento, engajamento, lucratividade etc…)</text:span></text:p>
      <text:p text:style-name="P25"/>
      <text:p text:style-name="P25">-<text:span text:style-name="T13">PLANOS TÁTICOS </text:span></text:p>
      <text:p text:style-name="P25">-<text:span text:style-name="T14">dão suporte aos planos estratégicos. São planos específicos que chegam a gerentes intermediários, <text:tab/>que criam o plano tático para buscar alcançar o que foi definido em determinado plano <text:tab/>estratégico</text:span></text:p>
      <text:p text:style-name="P25"/>
      <text:p text:style-name="P26">PLANOS OPERACIONAIS </text:p>
      <text:p text:style-name="P26">-<text:span text:style-name="T15">elaborado pelos líderes da linha de frente </text:span></text:p>
      <text:p text:style-name="P26">-<text:span text:style-name="T16">voltado a procedimentos e processos específicos, gerenciados por aplicações gerenciadoras de <text:tab/>projetos</text:span></text:p>
      <text:p text:style-name="P26">-<text:span text:style-name="T17">devem fornecer respostas diárias de: quais tarefas devem ser feitas, quem é o responsável por cada <text:tab/>tarefa, qual o prazo, quanto irpa custar.</text:span></text:p>
      <text:p text:style-name="P26"/>
      <text:p text:style-name="P27">PLANO DE AÇÃO </text:p>
      <text:p text:style-name="P27">-<text:span text:style-name="T18">é como as estratégias anteriormente definidas serão implementadas para transformar em realidade <text:tab/>as ideias levantadas durante o planejamento estratégico.</text:span></text:p>
      <text:p text:style-name="P27">-<text:span text:style-name="T19">tem as etapas: definir os objetivos, </text:span><text:span text:style-name="T20">avaliar os objetivos, identificação as ações necessárias para se <text:tab/>atingir os objetivos, </text:span><text:span text:style-name="T21">utilizar métodos para avaliar as execuções das tarefas, estabelecer </text:span><text:soft-page-break/><text:span text:style-name="T21"><text:tab/>prazos, definir as capacidades existentes e os insumos, distribuir tarefas entre a equipe, <text:tab/>avaliar o plano de ação </text:span></text:p>
      <text:p text:style-name="P27"/>
      <text:p text:style-name="P28">SISTEMAS DE INFORMAÇÃO E NÍVEIS DE ALINHAMENTO ESTRATÉGICO </text:p>
      <text:p text:style-name="P29">SISTEMAS DE INFORMAÇÃO </text:p>
      <text:p text:style-name="P29">-<text:span text:style-name="T22">tem como objetivo: coletar, armazenar e processar dados, transformando em conhecimento e <text:tab/>produtos digitais</text:span></text:p>
      <text:p text:style-name="P29">-<text:span text:style-name="T23">colaboram com a eficácia do planejamento, permitindo: registrar, acompanhar e controlar <text:tab/>processos</text:span></text:p>
      <text:p text:style-name="P29">-<text:span text:style-name="T24">vão além de software, hardware e dados, sendo também pessoas e processos. </text:span></text:p>
      <text:p text:style-name="P29"/>
      <text:p text:style-name="P30">IMPORTÂNCIA DA VISÃO ESTRATÉGICA </text:p>
      <text:p text:style-name="P31">-<text:span text:style-name="T25">visa melhorar resultados, serve de norte para gestores e colaboradores estarem devidamente <text:tab/></text:span></text:p>
      <text:p text:style-name="P31"><text:span text:style-name="T25"><text:tab/>alinhados, </text:span><text:span text:style-name="T26">orienta os processos</text:span></text:p>
      <text:p text:style-name="P32">-<text:span text:style-name="T27">existem 3 níveis de alinhamento estratégico: </text:span></text:p>
      <text:p text:style-name="P36">consciente, integrado e alinhado </text:p>
      <text:p text:style-name="P32"/>
      <text:p text:style-name="P32"/>
      <text:p text:style-name="P32">------------------------------------------------------------------------------------------------------------------------</text:p>
      <text:p text:style-name="P32"/>
      <text:p text:style-name="P32"/>
      <text:p text:style-name="P2">TEMA 1 </text:p>
      <text:p text:style-name="P2">MÓDULO <text:span text:style-name="T28">2 </text:span></text:p>
      <text:p text:style-name="P35">VANTAGEM COMPETITIVA COM ALINHAMENTO ESTRATÉGICO E DE TI </text:p>
      <text:p text:style-name="P37">VANTAGEM COMPETITIVA E SISTEMAS DE INFORMAÇÃO ESTRATÉGICO </text:p>
      <text:p text:style-name="P37">-<text:span text:style-name="T29">investimentos em TI proporcionam competitividade, </text:span><text:span text:style-name="T30">sendo a principal ferramenta estratégica nos <text:tab/>dias de hoje</text:span></text:p>
      <text:p text:style-name="P37">-<text:span text:style-name="T31">contribui também para o aprendizado organizacional </text:span></text:p>
      <text:p text:style-name="P37">-<text:span text:style-name="T32">proporciona o registro e posterior análise do andamento de processos para obter melhorias</text:span></text:p>
      <text:p text:style-name="P37"/>
      <text:p text:style-name="P38">SISTEMAS DE INFORMAÇÃO ESTRATÉGICO<text:span text:style-name="T33">S</text:span></text:p>
      <text:p text:style-name="P38">-<text:span text:style-name="T34">Pode tornar a estratégia mais tangível, por meio de registros, processamento e análise da prática <text:tab/>estratégica</text:span></text:p>
      <text:p text:style-name="P38"/>
      <text:p text:style-name="P39">APRENDIZADO E INTENSIDADE DA INFORMAÇÃO </text:p>
      <text:p text:style-name="P40">O APRENDIZADO </text:p>
      <text:p text:style-name="P40">-<text:span text:style-name="T35">a partir do momento em que os dados se transformam em informação útil, isso pode ser usado para <text:tab/></text:span><text:span text:style-name="T36">gerar conhecimento, análises e </text:span><text:span text:style-name="T35">aumentar a competitividade da organização.</text:span></text:p>
      <text:p text:style-name="P40"/>
      <text:p text:style-name="P41">INTENSIDADE DA INFORMAÇÃO </text:p>
      <text:p text:style-name="P41">-<text:span text:style-name="T37">A informação é um ativo de valor, logo a sua intensidade por gerar valor </text:span></text:p>
      <text:p text:style-name="P41"/>
      <text:p text:style-name="P42">ELEMENTOS DA VANTAGEM COMPETITIVA </text:p>
      <text:p text:style-name="P42">-<text:span text:style-name="T38">EFETIVIDADE PARA VANTAGEM COMPETITIVA </text:span></text:p>
      <text:p text:style-name="P42">-<text:span text:style-name="T39">O sistemas de TI precisam de fato agregar no dia dia da organização, serem úteis. Um sistema mal <text:tab/>feito ou não específico, pode atrapalhar na competitividade, sendo um ponto negativo.</text:span></text:p>
      <text:p text:style-name="P42">-<text:span text:style-name="T40">O sistema precisa armazenar corretamente os dados, para que estes dados possam ser <text:tab/>transformados em informação útil para o uso da organização.</text:span></text:p>
      <text:p text:style-name="P42">-<text:span text:style-name="T41">Elas quando usadas corretamente podem: reduzir custos, destacar produtos e serviços, potencializar <text:tab/>a produtividade, afastar a concorrência;</text:span></text:p>
      <text:p text:style-name="P42"/>
      <text:p text:style-name="P43">ELEMENTOS DO DESEMPENHO DA ORGANIZAÇÃO </text:p>
      <text:p text:style-name="P43"><text:soft-page-break/>-<text:span text:style-name="T42">atingir metas, campanha vem sucedida etc..</text:span></text:p>
      <text:p text:style-name="P43"/>
      <text:p text:style-name="P43"/>
      <text:p text:style-name="P33">------------------------------------------------------------------------------------------------------------------------</text:p>
      <text:p text:style-name="P33"/>
      <text:p text:style-name="P33"/>
      <text:p text:style-name="P3">TEMA 1 </text:p>
      <text:p text:style-name="P3">MÓDULO <text:span text:style-name="T43">3</text:span></text:p>
      <text:p text:style-name="P3"/>
      <text:p text:style-name="P44">CONECTAR TI AOS RESULTADOS DO NEGÓCIO </text:p>
      <text:p text:style-name="P44">IDENTIFICAÇÃO E PRIORIZAÇÃO DE OPORTUNIDADES </text:p>
      <text:p text:style-name="P44">IDENTIFICAÇÃO DE OPORTUNIDADES </text:p>
      <text:p text:style-name="P44">-<text:span text:style-name="T44">oportunidade está relacionada à alta possibilidade de ter um progresso </text:span></text:p>
      <text:p text:style-name="P44">-<text:span text:style-name="T45">os alicerces para identificar oportunidades são metodologias científicas aplicadas ao contexto das <text:tab/>organizações</text:span></text:p>
      <text:p text:style-name="P44">-<text:span text:style-name="T46">esta metodologia se pelo processo formal de armazenamento de dados, desde o plano de ação até <text:tab/>as tarefas operacionais.</text:span></text:p>
      <text:p text:style-name="P44">-<text:span text:style-name="T47">os dados armazenados são coletados e transformados em informação útil </text:span></text:p>
      <text:p text:style-name="P44"/>
      <text:p text:style-name="P45">PRIORIZAÇÃO DE OPORTUNIDADES </text:p>
      <text:p text:style-name="P45">-<text:span text:style-name="T48">é a etapa após elas serem identificadas, então podem ser priorizadas de acordo com análise de <text:tab/>fatores.</text:span></text:p>
      <text:p text:style-name="P45">-<text:span text:style-name="T49">as melhores oportunidades são aquelas que melhoram o estado atual da organização </text:span></text:p>
      <text:p text:style-name="P45"/>
      <text:p text:style-name="P46">DESAFIOS PARA PRIORIZAR OPORTUNIDADES </text:p>
      <text:p text:style-name="P46">UM MODELO MATEMÁTICO PARA FAZER A PRIORIZAÇÃO </text:p>
      <text:p text:style-name="P46"/>
      <text:p text:style-name="P47">CONEXÃO DE TI COM OS RESULTADOS DO NEGÓCIO </text:p>
      <text:p text:style-name="P47">POTENCIALIZAÇÃO DAS CONEXÕES COM AUXÍLIO DA TI </text:p>
      <text:p text:style-name="P47">-<text:span text:style-name="T50">ferramentas de TI devem ser usadas para otimizar o trabalho da organização, fornecer informações <text:tab/>compiladas e úteis, ajudando na formulação de estratégias e tomadas de </text:span><text:span text:style-name="T51">deci</text:span><text:span text:style-name="T52">s</text:span><text:span text:style-name="T51">ões</text:span></text:p>
      <text:p text:style-name="P47"/>
      <text:p text:style-name="P48">A TI E A INTELIGÊNCIA DOS NEGÓCIOS (BUSINESS INTELIGENCE)</text:p>
      <text:p text:style-name="P48">-<text:span text:style-name="T53">é o conjunto de sistemas de informação que dá suporte para a tomada de decisão </text:span></text:p>
      <text:p text:style-name="P48">-<text:span text:style-name="T54">são compostos por:</text:span></text:p>
      <text:p text:style-name="P48"><text:tab/><text:span text:style-name="T54">data warehouse, para armazenar os dados </text:span></text:p>
      <text:p text:style-name="P48"><text:tab/><text:span text:style-name="T54">online analytical Processing(OLAP), ferramenta de análise </text:span></text:p>
      <text:p text:style-name="P48"><text:tab/><text:span text:style-name="T54">data mining, para mineração de dados, para extrair e descobrir padrões </text:span></text:p>
      <text:p text:style-name="P48"/>
      <text:p text:style-name="P48"/>
      <text:p text:style-name="P34">------------------------------------------------------------------------------------------------------------------------</text:p>
      <text:p text:style-name="P34"/>
      <text:p text:style-name="P34"/>
      <text:p text:style-name="P4">TEMA 1 </text:p>
      <text:p text:style-name="P4">MÓDULO <text:span text:style-name="T55">4</text:span></text:p>
      <text:p text:style-name="P4"/>
      <text:p text:style-name="P49">A GESTÃO ÁGIL E A ESTRATÉGIA EMPRESARIAL </text:p>
      <text:p text:style-name="P49">INTRODUÇÃO À METODOLOGIA ÁGIL </text:p>
      <text:p text:style-name="P50">CONCEITOS SOBRE A METOLOGIA ÁGIL </text:p>
      <text:p text:style-name="P50">-<text:span text:style-name="T56">A metodologia ágil flexibiliza o planejamento a longo prazo, pois, os projetos são divididos em <text:tab/>ciclos de entrega de curto prazo. Isso minimiza os custos quando é necessário a realização <text:tab/>de ajuste.</text:span></text:p>
      <text:p text:style-name="P50"><text:soft-page-break/>-<text:span text:style-name="T57">Conforme o cliente vai recebendo a entrega destes pacotes realizados nos ciclos, ele começa a dar <text:tab/>os feedbacks a equipe de desenvolvimento.</text:span></text:p>
      <text:p text:style-name="P50">-<text:span text:style-name="T58">A metodologia ágil fornece previsibilidade durante o desenvolvimento de um sistema, os esforços <text:tab/>dos membros da equipe são direcionados para as tarefas corretas daquele ciclo em <text:tab/>andamento;</text:span></text:p>
      <text:p text:style-name="P51">-<text:span text:style-name="T59">Tem objetivo de alcançar qualidade nas tarefas que estão sendo executadas para este ciclo </text:span></text:p>
      <text:p text:style-name="P51">-<text:span text:style-name="T60">A metodologia ágil tem as seguintes características: </text:span></text:p>
      <text:p text:style-name="P52">1-adaptável: <text:span text:style-name="T61">as atividades do projeto são incrementais, o projeto nunca está fechado </text:span></text:p>
      <text:p text:style-name="P52"><text:span text:style-name="T62">2-eficiente: </text:span><text:span text:style-name="T63">busca otimizar tempo de realização e o da qualidade das tarefas, equipes trabalhando <text:tab/>em conjunto, conseguem ser mais cirúrgico na solução de um problema que surgir.</text:span></text:p>
      <text:p text:style-name="P53">3-<text:span text:style-name="T64">colaborativa: </text:span><text:span text:style-name="T65">as entregas sendo curtas, é possível demonstrar para os stakeholders como está o <text:tab/>andamento do projeto, e assim, estes interessados podem analisar e contribuir com opiniões <text:tab/>de alterações e ou melhorias.</text:span></text:p>
      <text:p text:style-name="P54">4-<text:span text:style-name="T66">simples: a dinâmica objetiva da execução do projeto possibilita compreender melhor o fluxo de <text:tab/>desenvolvimento, e realizar ajustes caso necessário.</text:span></text:p>
      <text:p text:style-name="P54"/>
      <text:p text:style-name="P55">FATORES ÁGEIS: COLABORAÇÃO E COMUNICAÇÃO </text:p>
      <text:p text:style-name="P55">-<text:span text:style-name="T67">são fundamentais entre clientes e desenvolvedores, dentro da metodologia ágil </text:span></text:p>
      <text:p text:style-name="P55"/>
      <text:p text:style-name="P56">ASPECTOS DA METODOLOGIA ÁGIL </text:p>
      <text:p text:style-name="P56">TIPOS DE METODOLOGIAS ÁGEIS </text:p>
      <text:p text:style-name="P56">-<text:span text:style-name="T68">As metodologias ágeis não são restritas a atividade desenvolvimento de software </text:span></text:p>
      <text:p text:style-name="P56">-<text:span text:style-name="T69">Metodologia ágil: interação entre indivíduos, maximização de suas tarefas </text:span></text:p>
      <text:p text:style-name="P56"/>
      <text:p text:style-name="P57">VÁRIOS TIPOS DE METODOLOGIA ÁGIL </text:p>
      <text:p text:style-name="P57">-Scrum, Kanban, FDD </text:p>
      <text:p text:style-name="P58">-<text:span text:style-name="T70">todas seguem os princípios fundamentais da metodologia ágil, porém têm suas particularidades </text:span></text:p>
      <text:p text:style-name="P58"/>
      <text:p text:style-name="P58"><text:span text:style-name="T70"><text:s/></text:span><text:span text:style-name="T71">SCRUM </text:span></text:p>
      <text:p text:style-name="P58">-<text:span text:style-name="T72">capacitar as equipes a trabalharem juntas </text:span></text:p>
      <text:p text:style-name="P58">-<text:span text:style-name="T73">SCRUM tem 3 artefatos: </text:span></text:p>
      <text:p text:style-name="P59">1-backlog: lista principal de tarefas que as equipes precisam executar </text:p>
      <text:p text:style-name="P59">2-<text:span text:style-name="T74">Sprint: é a unidade de tarefas a serem realizados dentro deste pacote, sendo do backlog OU não </text:span></text:p>
      <text:p text:style-name="P60">3-<text:span text:style-name="T76">Incremento: </text:span><text:span text:style-name="T75">é o produto final que se obtém de um sprint </text:span></text:p>
      <text:p text:style-name="P60"/>
      <text:p text:style-name="P61">KANBAN </text:p>
      <text:p text:style-name="P61">-<text:span text:style-name="T77">é voltada para o desenvolvimento de atividades de longo prazo. </text:span></text:p>
      <text:p text:style-name="P62">-<text:span text:style-name="T78">Kanban é incremental, mas não iterativo </text:span></text:p>
      <text:p text:style-name="P61">-<text:span text:style-name="T77">usa cartões para representar os estados das atividades de processo, </text:span><text:span text:style-name="T79">estes cartões servem para <text:tab/>acompanhar as fases de <text:s/>um processo e verificar quem são os responsáveis por ela</text:span></text:p>
      <text:p text:style-name="P61">-<text:span text:style-name="T80">cartões: </text:span></text:p>
      <text:p text:style-name="P63">1-<text:span text:style-name="T81">a fazer (to-do): taregas que devem ser feitas </text:span></text:p>
      <text:p text:style-name="P64">2-<text:span text:style-name="T82">em progresso (in progress): estão as tarefas em andamento e seus respectivos responsáveis </text:span></text:p>
      <text:p text:style-name="P65">3-<text:span text:style-name="T83">em revisão: (in review): após o progress, é a fase de testes e revisão </text:span></text:p>
      <text:p text:style-name="P66">4-feito (done): contém as tarefas concluídas</text:p>
      <text:p text:style-name="P66"/>
      <text:p text:style-name="P68">FDD </text:p>
      <text:p text:style-name="P66">-<text:span text:style-name="T84">feature driven development (desenvolvimento orientado a funcionalidades), é uma metodologia <text:tab/>voltada para o desenvolvimento de componentes, de recursos específicos que atendam as <text:tab/>necessidades do cliente.</text:span> </text:p>
      <text:p text:style-name="P66"/>
      <text:p text:style-name="P66"/>
      <text:p text:style-name="P67"><text:soft-page-break/>METODOLOGIA ÁGIL NA PRÁTICA</text:p>
      <text:p text:style-name="P69">METODOLOGIA ÁGIL APLICADA AOS NEGÓCIOS </text:p>
      <text:p text:style-name="P69">-<text:span text:style-name="T85">ajuda a gerenciar processos </text:span></text:p>
      <text:p text:style-name="P69">-<text:span text:style-name="T86">ajuda no contexto organizacional da empresa, planejamento e tomadas de decisão </text:span></text:p>
      <text:p text:style-name="P69"/>
      <text:p text:style-name="P70">MÉTRICAS DA METODOLOGIA ÁGIL </text:p>
      <text:p text:style-name="P70">-<text:span text:style-name="T87">ajudam a realizar uma avaliação de como os projetos são trabalhados na prática </text:span></text:p>
      <text:p text:style-name="P70">-<text:span text:style-name="T87">São as métricas: </text:span></text:p>
      <text:p text:style-name="P71">1-<text:span text:style-name="T88">burndown do sprint: gráfico que ajuda a rastrear o progresso feito nas tarefas durante um sprint </text:span></text:p>
      <text:p text:style-name="P72">2-velocidade: quantidade de trabalho realizada durante período fixo de tempo</text:p>
      <text:p text:style-name="P72">3-<text:span text:style-name="T89">diagrama de fluxo cumulativo: possibilita medir o trabalho atual em andamento da sua equipe</text:span></text:p>
      <text:p text:style-name="P73">4-<text:span text:style-name="T90">lead time: é o timeline das entregas de um item, desde o backlog, até enviar ao cliente </text:span></text:p>
      <text:p text:style-name="P74">5-tempo de ciclo: subconjunto do leadtime dedicado a um único item de trabalho </text:p>
      <text:p text:style-name="P74">6-<text:span text:style-name="T91">taxa de transferência: quantos itens foram executados em um determinado período de tempo </text:span></text:p>
      <text:p text:style-name="P75">7-<text:span text:style-name="T92">defeitos escapados: defeitos que passaram pela produção e inspeção </text:span></text:p>
      <text:p text:style-name="P76">8-<text:span text:style-name="T93">implantações com falha: </text:span><text:span text:style-name="T94">mede quantidade de implantações com falhas e consequentemente, <text:tab/>avaliar a confiabilidade do processo de produção</text:span></text:p>
      <text:p text:style-name="P77">9-net promoter score: indicador de 0 a 10 de satisfação do cliente, e da probabilidade dele indicar <text:tab/>produtos ou serviços da organização para alguém.</text:p>
      <text:p text:style-name="P77"/>
      <text:p text:style-name="P77"/>
      <text:p text:style-name="P77">--<text:span text:style-name="T95">----------------------------------------------------------------------------------------------------------------------</text:span></text:p>
      <text:p text:style-name="P77"/>
      <text:p text:style-name="P77"/>
      <text:p text:style-name="P5">TEMA <text:span text:style-name="T95">2</text:span></text:p>
      <text:p text:style-name="P5">MÓDULO <text:span text:style-name="T95">1</text:span></text:p>
      <text:p text:style-name="P61"/>
      <text:p text:style-name="P88">TEORIA SOBRE INDICADORES DE DESEMPENHO DE TI </text:p>
      <text:p text:style-name="P88">-<text:span text:style-name="T96">SERVIÇOS E INDICADORES DE TI </text:span></text:p>
      <text:p text:style-name="P88">-<text:span text:style-name="T97">INDICADOR DE DESEMPENHO </text:span></text:p>
      <text:p text:style-name="P88">-<text:span text:style-name="T97">O QUE É UM INDICADOR DE DESEMPENHO? </text:span></text:p>
      <text:p text:style-name="P88">-<text:span text:style-name="T98">é uma métrica ou combinação destas, que possibilita fazer mensurações. </text:span></text:p>
      <text:p text:style-name="P88">-<text:span text:style-name="T99">possibilita através destes dados, buscar melhorias, </text:span><text:span text:style-name="T100">otimizações</text:span><text:span text:style-name="T99">, aperfeiçoamentos. </text:span></text:p>
      <text:p text:style-name="P88">-<text:span text:style-name="T107">a empresa usa para avaliar ou comparar sua perfomance com outras empresas</text:span></text:p>
      <text:p text:style-name="P88"/>
      <text:p text:style-name="P89">INDICADORES OPERACIONAIS, TÁTICOS E ESTRATÉGICOS </text:p>
      <text:p text:style-name="P89">-<text:span text:style-name="T101">métrica: medida quantitativa que um componente ou processo possui</text:span></text:p>
      <text:p text:style-name="P89">-<text:span text:style-name="T102">indicador: combinação de métrica que proporciona informações sobre processos ou serviços</text:span></text:p>
      <text:p text:style-name="P89"/>
      <text:p text:style-name="P90">INDICADORES OPERACIONAIS: </text:p>
      <text:p text:style-name="P90">-<text:span text:style-name="T103">fornecem informações sobre o desempenho das atividades exercidas</text:span></text:p>
      <text:p text:style-name="P90"/>
      <text:p text:style-name="P91">INDICADORES DE DESEMPENHO TÁTICO </text:p>
      <text:p text:style-name="P91">-<text:span text:style-name="T104">são mais analíticos, apontam informações contextuais, </text:span><text:span text:style-name="T105">questões como as coisas podem acontecer <text:tab/>para satisfazer certos indicadores</text:span></text:p>
      <text:p text:style-name="P88"/>
      <text:p text:style-name="P92">INDICADORES DE DESEMPENHO ESTRATÉGICO </text:p>
      <text:p text:style-name="P92">-<text:span text:style-name="T106">KPIs, usados para alinhar os objetivos estratégicos de uma empresa </text:span></text:p>
      <text:p text:style-name="P92"/>
      <text:p text:style-name="P93">PROCESSO DE DESENVOLVIM<text:span text:style-name="T108">E</text:span>NTO DE SOFTWARE</text:p>
      <text:p text:style-name="P92">-<text:span text:style-name="T109">é o esforço de desenvolver, projetar, programar e dar suporte a um software. </text:span></text:p>
      <text:p text:style-name="P92">-<text:span text:style-name="T110">existem diversas metodologias, práticas para desenvolver um software. </text:span></text:p>
      <text:p text:style-name="P94"><text:soft-page-break/>MODELO RUP – ration<text:span text:style-name="T116">al</text:span> unified process – processo unificado da rational </text:p>
      <text:p text:style-name="P92">-<text:span text:style-name="T111">é uma metodologia de desenvolvimento de software baseado em processo incremental e iterativo. </text:span></text:p>
      <text:p text:style-name="P92">-<text:span text:style-name="T112">é flexível e adaptável </text:span></text:p>
      <text:p text:style-name="P92">-<text:span text:style-name="T113">utiliza práticas ágeis, </text:span><text:span text:style-name="T114">semelhante a SCRUM e XP </text:span></text:p>
      <text:p text:style-name="P92">-<text:span text:style-name="T115">a RUP é feita em 4 fases: concepção, elaboração, construção e transição </text:span></text:p>
      <text:p text:style-name="P97">iniciação (concepção): abrange as tarefas de comunicação e planejamento como cliente, prazos, <text:tab/>prioridades, levantamento de requisitos</text:p>
      <text:p text:style-name="P97">elaboração: <text:span text:style-name="T120">modelagem do processo, analisar detalhadamente o projeto </text:span></text:p>
      <text:p text:style-name="P98">construção: desenvolve ou adquiri os componentes de software</text:p>
      <text:p text:style-name="P98">transição: abrange a entrega de software e os teste<text:span text:style-name="T121">s, treinamentos </text:span></text:p>
      <text:p text:style-name="P92"/>
      <text:p text:style-name="P92">-<text:span text:style-name="T117">ele pode ser descrito em 2 dimensões, com representação em 2 eixos: </text:span></text:p>
      <text:p text:style-name="P95">horizontal: <text:span text:style-name="T118">representa o nível dinâmico do processo, </text:span><text:span text:style-name="T119">abrange os ciclos e fases </text:span><text:span text:style-name="T122">(as 4 fases acima)</text:span></text:p>
      <text:p text:style-name="P96">vertical: representa o nível estático do processo, inclui as atividades, produtos, trabalhadores e <text:tab/>fluxos de trabalho, <text:span text:style-name="T123">os workflows </text:span></text:p>
      <text:p text:style-name="P96"/>
      <text:p text:style-name="P99">TIPOS DE SERVIÇOS DE TI </text:p>
      <text:p text:style-name="P99"><text:span text:style-name="T132">FRAMEWORK</text:span>-<text:span text:style-name="T124">ITIL – INFORMATION TECHNOLOGY INFRASTRUCTURE LIBRATY – biblioteca de <text:tab/>infraestrutura de tecnologia da informação </text:span></text:p>
      <text:p text:style-name="P99">-<text:span text:style-name="T125">conjunto de boas práticas para organizar e otimizar o gerenciamento de TI de uma empresa</text:span></text:p>
      <text:p text:style-name="P99"/>
      <text:p text:style-name="P100">IaaS – infrastructure as a service: <text:span text:style-name="T126">quando um fornecedor oferece sistema de armazenamento para <text:tab/>pagamento conforme o uso, </text:span><text:span text:style-name="T127">redes, servidores e demais recursos, </text:span><text:span text:style-name="T128">em cloud </text:span></text:p>
      <text:p text:style-name="P100"/>
      <text:p text:style-name="P101">PaaS – plataform as a service: quando um provedor de serviço oferece acesso a um ambiente <text:tab/><text:span text:style-name="T129">baseado em cloud onde usu</text:span><text:span text:style-name="T130">á</text:span><text:span text:style-name="T129">rios pode desenvolver e fornecer aplicativos</text:span></text:p>
      <text:p text:style-name="P101"/>
      <text:p text:style-name="P102">SaaS – software as a service: <text:span text:style-name="T131">quando um provedor (criador) de um software ou app oferece um <text:tab/><text:tab/>serviço online onde usuários pagam para usar aquele serviço, como se estive <text:tab/><text:tab/><text:tab/>comprando um produto</text:span></text:p>
      <text:p text:style-name="P102"/>
      <text:p text:style-name="P102"/>
      <text:p text:style-name="P78">--<text:span text:style-name="T95">----------------------------------------------------------------------------------------------------------------------</text:span></text:p>
      <text:p text:style-name="P78"/>
      <text:p text:style-name="P78"/>
      <text:p text:style-name="P6">TEMA <text:span text:style-name="T95">2</text:span></text:p>
      <text:p text:style-name="P6">MÓDULO <text:span text:style-name="T133">2</text:span></text:p>
      <text:p text:style-name="P6"/>
      <text:p text:style-name="P103">DEMANDA X CAPACIDADE DE ATENDIMENTO</text:p>
      <text:p text:style-name="P104">GESTÃO DE DEMANDAS </text:p>
      <text:p text:style-name="P104">-<text:span text:style-name="T134">é o gerenciamento de serviços de acordo com horários, dias e épocas específicas, conforme a <text:tab/>procura do serviço aumenta.</text:span></text:p>
      <text:p text:style-name="P104">-<text:span text:style-name="T135">busca incentivar o cliente a procurar o serviço em horários ou dias em momentos onde a demanda <text:tab/>é menor, buscando equilibrar o consumo de serviço.</text:span></text:p>
      <text:p text:style-name="P104">-<text:span text:style-name="T136">com isso, buscar não interromper o funcionamento do serviço. </text:span></text:p>
      <text:p text:style-name="P105">-<text:span text:style-name="T137">as demandas devem ser organizadas por ordem de prioridade </text:span></text:p>
      <text:p text:style-name="P105"/>
      <text:p text:style-name="P106">SLA – SALES LEVEL AGREEMENT – ACORDO DE NÍVEL DE VENDAS </text:p>
      <text:p text:style-name="P106">-<text:span text:style-name="T138">contrato firmado entre as partes envolvidas em uma negociação que determina quais são as <text:tab/>responsabilidades de cada um em relação aos serviços contratados.</text:span></text:p>
      <text:p text:style-name="P106"/>
      <text:p text:style-name="P106"/>
      <text:p text:style-name="P107"><text:soft-page-break/>GERENCIAMENTO DA CAPACIDADE </text:p>
      <text:p text:style-name="P107">-<text:span text:style-name="T139">o gestor precisa gerenciar suas capacidades de produção, processos e demais ações da organização <text:tab/>de acordo com sua real capacidade, evitando sobrecargas, insatisfação dos clientes e paradas <text:tab/>no fornecimento de produção e oferecimentos de serviços.</text:span></text:p>
      <text:p text:style-name="P107">-<text:span text:style-name="T140">automatizações de atendimentos, contratações e compra de mais maquinários são algumas saídas </text:span></text:p>
      <text:p text:style-name="P107">-<text:span text:style-name="T141">estas necessidades podem ser percebidas com uso de indicadores de TI </text:span></text:p>
      <text:p text:style-name="P107">-<text:span text:style-name="T142">o objetivo é atender o desempenho esperado sem exceder os custos acordados </text:span></text:p>
      <text:p text:style-name="P107"/>
      <text:p text:style-name="P107"/>
      <text:p text:style-name="P79">--<text:span text:style-name="T95">----------------------------------------------------------------------------------------------------------------------</text:span></text:p>
      <text:p text:style-name="P79"/>
      <text:p text:style-name="P79"/>
      <text:p text:style-name="P7">TEMA <text:span text:style-name="T95">2</text:span></text:p>
      <text:p text:style-name="P7">MÓDULO <text:span text:style-name="T143">3</text:span></text:p>
      <text:p text:style-name="P7"/>
      <text:p text:style-name="P108">INDICADORES-CHAVE DE DESEMPENHO </text:p>
      <text:p text:style-name="P109">DEFINIÇÃO DE KPI – KEY PERFORMANCE INDICADOR </text:p>
      <text:p text:style-name="P109">-<text:span text:style-name="T144">KPIs indicam os valores quantitativos fundamentais que medem os principais processos da <text:tab/>empresa, </text:span><text:span text:style-name="T145">possibilitando o acompanhamento e gerenciamento do nível de desempenho</text:span></text:p>
      <text:p text:style-name="P109">-<text:span text:style-name="T146">apoia a tomada de decisões, </text:span><text:span text:style-name="T147">medindo a performance </text:span></text:p>
      <text:p text:style-name="P109"/>
      <text:p text:style-name="P110">CARACTERÍSTICAS DO KPI </text:p>
      <text:p text:style-name="P110">-<text:span text:style-name="T148">disponibilidade para ser mensurado </text:span></text:p>
      <text:p text:style-name="P110">-<text:span text:style-name="T149">periodicidade </text:span></text:p>
      <text:p text:style-name="P110">-<text:span text:style-name="T150">relevância </text:span></text:p>
      <text:p text:style-name="P110"/>
      <text:p text:style-name="P110">-<text:span text:style-name="T151">os KPIs são instrumentos essenciais para transformar dados em serviços</text:span></text:p>
      <text:p text:style-name="P110"/>
      <text:p text:style-name="P111">BALANCED SCORECARD </text:p>
      <text:p text:style-name="P111">BSC – BALANCED SCORECARD </text:p>
      <text:p text:style-name="P111">-<text:span text:style-name="T152">é uma ferramenta para planejamento e gerenciamento estratégico</text:span></text:p>
      <text:p text:style-name="P111">-<text:span text:style-name="T153">uma das 5 ferramentas de gestão mais utilizadas no mundo </text:span></text:p>
      <text:p text:style-name="P111">-<text:span text:style-name="T154">trabalha em cima de 4 perspectivas: </text:span></text:p>
      <text:p text:style-name="P112">1-Financeira: garantir a sustentabilidade financeira </text:p>
      <text:p text:style-name="P112">2-clientes: construir relacionamentos duradouros e atrair novos clientes </text:p>
      <text:p text:style-name="P112">3-processos internos: melhorar a qualidade e eficiência </text:p>
      <text:p text:style-name="P112">4-<text:span text:style-name="T155">aprendizado e crescimento: garantir que a organização esteja preparada para o futuro. </text:span></text:p>
      <text:p text:style-name="P112"/>
      <text:p text:style-name="P112">-<text:span text:style-name="T156">para cada perspectiva então devem ser criados os respectivos KPIs </text:span></text:p>
      <text:p text:style-name="P112"/>
      <text:p text:style-name="P112">-<text:span text:style-name="T157">o BSC é composto também por etapas a serem seguidas para o sucesso de seu funcionamento: </text:span></text:p>
      <text:p text:style-name="P112">-<text:span text:style-name="T158">mapa estratégico: uma representação visual </text:span><text:span text:style-name="T159">das medidas julgadas importantes para o <text:tab/>desenvolvimento da empresa.</text:span></text:p>
      <text:p text:style-name="P112">-<text:span text:style-name="T159">objetivo estratégico: são previamente definidos pela organização </text:span></text:p>
      <text:p text:style-name="P112">-<text:span text:style-name="T160">indicadores: medem o sucesso de alcance dos objetivos</text:span></text:p>
      <text:p text:style-name="P112">-<text:span text:style-name="T161">metas: objetivos a serem atingidos 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80"><text:soft-page-break/>--<text:span text:style-name="T95">----------------------------------------------------------------------------------------------------------------------</text:span></text:p>
      <text:p text:style-name="P80"/>
      <text:p text:style-name="P80"/>
      <text:p text:style-name="P8">TEMA <text:span text:style-name="T95">2</text:span></text:p>
      <text:p text:style-name="P8">MÓDULO <text:span text:style-name="T162">4</text:span></text:p>
      <text:p text:style-name="P8"/>
      <text:p text:style-name="P113">INDICADORES-CHAVE DE RISCO </text:p>
      <text:p text:style-name="P113">-DEFINIÇÃO DE KRI </text:p>
      <text:p text:style-name="P113">-<text:span text:style-name="T163">serve para medir a probabilidade combinada de um evento e suas consequências, ou seja, qual será <text:tab/>o impacto negativos </text:span><text:span text:style-name="T164">deste evento na organização</text:span></text:p>
      <text:p text:style-name="P113"/>
      <text:p text:style-name="P114">GERENCIAMENTO DOS RISCOS </text:p>
      <text:p text:style-name="P114">-serve para, com uso dos KRI, minimizar os danos dos riscos </text:p>
      <text:p text:style-name="P114">-<text:span text:style-name="T165">existem 2 conceitos: </text:span></text:p>
      <text:p text:style-name="P115">1-probabilidade: medição do quão provável é a ocorrência do risco</text:p>
      <text:p text:style-name="P116">2-impacto: as consequências do risco, caso ele ocorra </text:p>
      <text:p text:style-name="P116"/>
      <text:p text:style-name="P116">-<text:span text:style-name="T166">os KRI identificados precisam ser monitorados constantemente </text:span></text:p>
      <text:p text:style-name="P116"/>
      <text:p text:style-name="P117">DESAFIOS DOS KRIs </text:p>
      <text:p text:style-name="P117">-<text:span text:style-name="T167">informações precisas das organizações para identificar os KRI </text:span></text:p>
      <text:p text:style-name="P117">-<text:span text:style-name="T168">suporte da alta gestão apoiar esta metodologia </text:span></text:p>
      <text:p text:style-name="P117">-<text:span text:style-name="T168">usar métricas mensuráveis, </text:span><text:span text:style-name="T169">palpáveis </text:span></text:p>
      <text:p text:style-name="P117"/>
      <text:p text:style-name="P117"/>
      <text:p text:style-name="P81">--<text:span text:style-name="T95">----------------------------------------------------------------------------------------------------------------------</text:span></text:p>
      <text:p text:style-name="P81"/>
      <text:p text:style-name="P81"/>
      <text:p text:style-name="P9">TEMA <text:span text:style-name="T170">3</text:span></text:p>
      <text:p text:style-name="P9">MÓDULO <text:span text:style-name="T170">1</text:span></text:p>
      <text:p text:style-name="P117"/>
      <text:p text:style-name="P118">O USO DO Okr PARA ALCANÇAR OS OBJETIVOS ESTRATÉGICOS </text:p>
      <text:p text:style-name="P119">OKR – OBJETIVE <text:span text:style-name="T173">AND</text:span> KEY RESULTS – <text:span text:style-name="T171">OBJETIVOS E RESULTADOS-CHAVE</text:span></text:p>
      <text:p text:style-name="P119">-<text:span text:style-name="T172">é um modelo de gestão que utiliza metas para definir os objetivos dos negócios de uma <text:tab/>organização e acompanhar a evolução dos resultados. </text:span></text:p>
      <text:p text:style-name="P119"/>
      <text:p text:style-name="P120">CONCEITOS E ORIGEM DA OKR </text:p>
      <text:p text:style-name="P121">INTRODUÇÃO A METODOLOGIA OKR </text:p>
      <text:p text:style-name="P121">-<text:span text:style-name="T174">associa as metas da organização com medidas que nos permitem controlar como estamos nos <text:tab/>posicionando para atingir objetivos</text:span></text:p>
      <text:p text:style-name="P121">-<text:span text:style-name="T175">metas tem escopo que envolve: segmento, equipe e indivíduo. </text:span></text:p>
      <text:p text:style-name="P121">-<text:span text:style-name="T176">proporciona alinhamento entre gestores e equipes </text:span></text:p>
      <text:p text:style-name="P121"/>
      <text:p text:style-name="P122">COMPONENTES FUNDAMENTAIS DA OKR </text:p>
      <text:p text:style-name="P122">DEFINIÇÃO DE OBJETIVOS DA OKR </text:p>
      <text:p text:style-name="P122">-<text:span text:style-name="T177">objetivo: “o que queremos fazer? / para onde queremos ir?”</text:span></text:p>
      <text:p text:style-name="P122">-<text:span text:style-name="T178">objetivo precisa: </text:span><text:span text:style-name="T179">ser conciso, qualitativo, ter prazo, inspirador</text:span></text:p>
      <text:p text:style-name="P122"/>
      <text:p text:style-name="P122">-<text:span text:style-name="T180">objetivo ajuda entender o que queremos fazer </text:span></text:p>
      <text:p text:style-name="P122">-<text:span text:style-name="T180">resultado-chave auxilia a sabermos se atingimos ou não o nosso objetivo </text:span></text:p>
      <text:p text:style-name="P122"/>
      <text:p text:style-name="P122">-<text:span text:style-name="T181">podem ser: receita anual da organização, crescimento trimestral </text:span></text:p>
      <text:p text:style-name="P122"><text:soft-page-break/></text:p>
      <text:p text:style-name="P123">BENEFÍCIOS E EXEMPLOS DE OKR </text:p>
      <text:p text:style-name="P123">-<text:span text:style-name="T182">ok</text:span></text:p>
      <text:p text:style-name="P123"/>
      <text:p text:style-name="P123"/>
      <text:p text:style-name="P82">--<text:span text:style-name="T95">----------------------------------------------------------------------------------------------------------------------</text:span></text:p>
      <text:p text:style-name="P82"/>
      <text:p text:style-name="P82"/>
      <text:p text:style-name="P10">TEMA <text:span text:style-name="T170">3</text:span></text:p>
      <text:p text:style-name="P10">MÓDULO <text:span text:style-name="T183">2</text:span></text:p>
      <text:p text:style-name="P123"/>
      <text:p text:style-name="P124">PROCESSO DE CONSTRUÇÃO DE OKR<text:span text:style-name="T184">s </text:span></text:p>
      <text:p text:style-name="P125">ELEMENTOS ESSENCIAIS DE OKRs </text:p>
      <text:p text:style-name="P125">-<text:span text:style-name="T185">deve ser escrito com 1 objetivo e 3 a 5 resultados-chave de apoio. </text:span></text:p>
      <text:p text:style-name="P125">-<text:span text:style-name="T186">estes objetivos devem contemplar a visão da organização e estar alinhados com os dos <text:tab/>colaboradores que irão trabalhar para alcançar.</text:span></text:p>
      <text:p text:style-name="P125">-<text:span text:style-name="T187">os resultados-chave precisam ser claros para reduzir subjetividades </text:span></text:p>
      <text:p text:style-name="P125"/>
      <text:p text:style-name="P126">A OKR PRECISA SER: </text:p>
      <text:p text:style-name="P126">1-MENSURÁVEL: usar unidades de medidas literalmente, como: vender 10 mil assinaturas em 1 <text:tab/>mês, assim temos a quantidade a ser vendido e o período esperado</text:p>
      <text:p text:style-name="P126">2-<text:span text:style-name="T188">DESAFIADORA: associar desafios e recompensas <text:s/></text:span></text:p>
      <text:p text:style-name="P127">3-TER CLAREZA: <text:span text:style-name="T189">comunicação simples, para bom entendimentos de gestores e colaboradores </text:span></text:p>
      <text:p text:style-name="P128">4-SER CONSISTENTE: <text:span text:style-name="T190">precisam de fato serem usadas por todos, buscar engajamento para tal </text:span></text:p>
      <text:p text:style-name="P128"/>
      <text:p text:style-name="P129">ASPECTOS PRÁTICOS PARA CONSTRUÇÃO DE OKRs </text:p>
      <text:p text:style-name="P129">-<text:span text:style-name="T191">objetivos bem definidos </text:span></text:p>
      <text:p text:style-name="P130">-<text:span text:style-name="T191">resultados-chave com elementos mensuráveis</text:span></text:p>
      <text:p text:style-name="P130"/>
      <text:p text:style-name="P131">-OKRs não podem ser conflitantes</text:p>
      <text:p text:style-name="P131"/>
      <text:p text:style-name="P131"/>
      <text:p text:style-name="P83">--<text:span text:style-name="T95">----------------------------------------------------------------------------------------------------------------------</text:span></text:p>
      <text:p text:style-name="P83"/>
      <text:p text:style-name="P83"/>
      <text:p text:style-name="P11">TEMA <text:span text:style-name="T170">3</text:span></text:p>
      <text:p text:style-name="P11">MÓDULO <text:span text:style-name="T192">3</text:span></text:p>
      <text:p text:style-name="P11"/>
      <text:p text:style-name="P132">EVOLUÇÃO E <text:span text:style-name="T193">MONITORAMENTO</text:span> DE OKR</text:p>
      <text:p text:style-name="P133">APLICAÇÃO DE OKR COMO PROCESSO ÁGIL </text:p>
      <text:p text:style-name="P133">-<text:span text:style-name="T194">ok </text:span></text:p>
      <text:p text:style-name="P133"/>
      <text:p text:style-name="P134">COMO OKRs NÃO DEVEM SER IMPLEMENTADOS </text:p>
      <text:p text:style-name="P134">-<text:span text:style-name="T195">ok </text:span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84"><text:soft-page-break/>--<text:span text:style-name="T95">----------------------------------------------------------------------------------------------------------------------</text:span></text:p>
      <text:p text:style-name="P84"/>
      <text:p text:style-name="P84"/>
      <text:p text:style-name="P12">TEMA <text:span text:style-name="T196">4</text:span></text:p>
      <text:p text:style-name="P12">MÓDULO <text:span text:style-name="T196">1</text:span></text:p>
      <text:p text:style-name="P12"/>
      <text:p text:style-name="P135">TIPOS DE INDICADORES DE DESEMPENHO DE TI </text:p>
      <text:p text:style-name="P136">INTRODUÇÃO AOS INDICADORES <text:span text:style-name="T197">OPERACIONAIS </text:span></text:p>
      <text:p text:style-name="P136">-<text:span text:style-name="T197">utiliza métricas operacionais, ligado ao funcionamento operacional de produção ou vendas, uma <text:tab/>visão rápida do dia dia operacional da atividade fim.</text:span></text:p>
      <text:p text:style-name="P136">-<text:span text:style-name="T198">ajuda a medir: eficiência, produtividade, </text:span><text:span text:style-name="T199">qualidade</text:span></text:p>
      <text:p text:style-name="P136"/>
      <text:p text:style-name="P137">KPIs operacionais </text:p>
      <text:p text:style-name="P137">-trabalham com <text:span text:style-name="T200">métricas</text:span>, todo KPI é métrica</text:p>
      <text:p text:style-name="P137"/>
      <text:p text:style-name="P138">ACOMPANHAMENTO E AVALIAÇÃO DO DESEMPENHO OPERACIONAL </text:p>
      <text:p text:style-name="P139">-<text:span text:style-name="T201">serve para de fato acompanhar e entender como está o andamento operacional de uma organização </text:span></text:p>
      <text:p text:style-name="P140"><text:span text:style-name="T201">-</text:span><text:span text:style-name="T202">definir métricas e KPIs vinculados aos objetivos da organização </text:span></text:p>
      <text:p text:style-name="P140"><text:span text:style-name="T201">-</text:span><text:span text:style-name="T203">possibilita os gestores detectarem falhas antecipadamente a um problema mais grave na <text:tab/>organização</text:span></text:p>
      <text:p text:style-name="P140">-<text:span text:style-name="T204">não apenas para detectar possíveis problemas ou falhas, mas para ajudar a entender e potencializar <text:tab/>situações positivas</text:span></text:p>
      <text:p text:style-name="P140"/>
      <text:p text:style-name="P140"/>
      <text:p text:style-name="P85">--<text:span text:style-name="T95">----------------------------------------------------------------------------------------------------------------------</text:span></text:p>
      <text:p text:style-name="P85"/>
      <text:p text:style-name="P85"/>
      <text:p text:style-name="P13">TEMA <text:span text:style-name="T196">4</text:span></text:p>
      <text:p text:style-name="P13">MÓDULO <text:span text:style-name="T205">2</text:span></text:p>
      <text:p text:style-name="P141">INDICADORES ESTRATÉGICOS DE DESEMPENHO </text:p>
      <text:p text:style-name="P141">-<text:span text:style-name="T206">estão relacionados ao objetivo estratégico da organização </text:span></text:p>
      <text:p text:style-name="P141">-<text:span text:style-name="T207">possibilita os gestores terem transparência sobre o funcionamento do negócio </text:span></text:p>
      <text:p text:style-name="P141">-<text:span text:style-name="T208">como os negócios estão evoluindo em direção ao objetivo estratégico </text:span></text:p>
      <text:p text:style-name="P141">-<text:span text:style-name="T209">é preciso identificar, quantificar e rastrear os indicadores </text:span></text:p>
      <text:p text:style-name="P141">-<text:span text:style-name="T210">dão suporte para a tomada de decisões da gestão </text:span></text:p>
      <text:p text:style-name="P141"/>
      <text:p text:style-name="P141"/>
      <text:p text:style-name="P86">--<text:span text:style-name="T95">----------------------------------------------------------------------------------------------------------------------</text:span></text:p>
      <text:p text:style-name="P86"/>
      <text:p text:style-name="P86"/>
      <text:p text:style-name="P14">TEMA <text:span text:style-name="T196">4</text:span></text:p>
      <text:p text:style-name="P14">MÓDULO <text:span text:style-name="T211">3</text:span></text:p>
      <text:p text:style-name="P142">DEFINIÇÃO DE METAS E DETERMINAÇÃO DOS PRAZOS</text:p>
      <text:p text:style-name="P143">IMPORTÂNCIA DE METAS E PRAZOS </text:p>
      <text:p text:style-name="P143">-<text:span text:style-name="T212">metas: o que se pretende atingir </text:span></text:p>
      <text:p text:style-name="P143">-<text:span text:style-name="T212">prazos: em quanto tempo precisa atingir a meta </text:span></text:p>
      <text:p text:style-name="P143"/>
      <text:p text:style-name="P144">-para que metas e prazos, sejam atingidos e cumpridos, são importantes alguns aspectos como: </text:p>
      <text:p text:style-name="P144">-priorização</text:p>
      <text:p text:style-name="P141">-<text:span text:style-name="T213">definição clara de objetivos </text:span></text:p>
      <text:p text:style-name="P141">-<text:span text:style-name="T214">motivação para alcançar os objetivos </text:span></text:p>
      <text:p text:style-name="P145">-impulsionar a criatividade </text:p>
      <text:p text:style-name="P145"><text:soft-page-break/>-cumprir o planejamento </text:p>
      <text:p text:style-name="P145">-entregar a qualidade necessária para atender aos requisitos do projeto </text:p>
      <text:p text:style-name="P145">-aumentar a confiança </text:p>
      <text:p text:style-name="P145"/>
      <text:p text:style-name="P145">PLANEJAMENTO DE ATIVIDADES </text:p>
      <text:p text:style-name="P145">-muito utilizado para isso as metodologias ágeis, como o Scrum </text:p>
      <text:p text:style-name="P145">-Scrum é uma MA baseado em entregas de curto período de tempo. </text:p>
      <text:p text:style-name="P145">-estes ciclos curtos de entregas são chamadas de SPRINT. </text:p>
      <text:p text:style-name="P145">-as tarefas de uma SPRINT são selecionadas a partir de um backlog, que são uma lista de tarefas em <text:tab/><text:span text:style-name="T215">e</text:span>spera para serem realizadas.</text:p>
      <text:p text:style-name="P145">-<text:span text:style-name="T216">os backlogs têm seus itens, que são: </text:span></text:p>
      <text:p text:style-name="P146">1-recursos: são funcionalidades demandadas pelo cliente para agregar valor ao produto.</text:p>
      <text:p text:style-name="P146">2-mudanças: são alterações em recursos já entregues </text:p>
      <text:p text:style-name="P146">3-<text:span text:style-name="T217">defeito: são correções em recursos já entregues</text:span></text:p>
      <text:p text:style-name="P147">4-dívida técnica: item de backlog que está relacionado a tomadas de decisão equivocadas, ocorrem <text:tab/>devido a um mau planejamento</text:p>
      <text:p text:style-name="P147"/>
      <text:p text:style-name="P148">DICAS PARA CUMPRIR PRAZOS </text:p>
      <text:p text:style-name="P148">-<text:span text:style-name="T218">utilização de metas SMART </text:span></text:p>
      <text:p text:style-name="P149">-<text:span text:style-name="T219">é usada como sigla, sendo:</text:span></text:p>
      <text:p text:style-name="P149"><text:span text:style-name="T220">1-</text:span><text:span text:style-name="T219">específico: </text:span><text:span text:style-name="T221">objetivos explícitos e de fácil entendimento </text:span></text:p>
      <text:p text:style-name="P149"><text:span text:style-name="T220">2-</text:span><text:span text:style-name="T219">mensurável: </text:span><text:span text:style-name="T222">ter métricas associadas para avaliar a evolução</text:span></text:p>
      <text:p text:style-name="P149"><text:span text:style-name="T220">3-</text:span><text:span text:style-name="T219">alcançável: </text:span><text:span text:style-name="T223">objetivos alinhados com as pessoas que vão trabalhar </text:span></text:p>
      <text:p text:style-name="P149"><text:span text:style-name="T220">4-</text:span><text:span text:style-name="T219">relevante: </text:span><text:span text:style-name="T223">objetivos correlacionados com os objetivos da empresa </text:span></text:p>
      <text:p text:style-name="P149"><text:span text:style-name="T220">5-</text:span><text:span text:style-name="T219">limitado no tempo: </text:span><text:span text:style-name="T224">estabelecer prazos para cumprir os objetivos de forma efetiva </text:span></text:p>
      <text:p text:style-name="P149"/>
      <text:p text:style-name="P150">-SMART pode trabalhar com recompensas e penalidades </text:p>
      <text:p text:style-name="P150"/>
      <text:p text:style-name="P150"/>
      <text:p text:style-name="P87">--<text:span text:style-name="T95">----------------------------------------------------------------------------------------------------------------------</text:span></text:p>
      <text:p text:style-name="P87"/>
      <text:p text:style-name="P87"/>
      <text:p text:style-name="P15">TEMA <text:span text:style-name="T196">4</text:span></text:p>
      <text:p text:style-name="P15">MÓDULO <text:span text:style-name="T225">4</text:span></text:p>
      <text:p text:style-name="P151">CRIAÇÃO DE PAINÉIS DE CONTROLE DE INDICADORES (DASHBOARD)</text:p>
      <text:p text:style-name="P151">-<text:span text:style-name="T226">dashboard é um painél de exibição visual dos principais indicadores de uma organização. </text:span></text:p>
      <text:p text:style-name="P151">-<text:span text:style-name="T227">fornece informações para tomadas de decisões, usadas para monitoramento e gestão</text:span></text:p>
      <text:p text:style-name="P151">-<text:span text:style-name="T228">se alimenta de dados de diversos bancos de dados, de maneira dinâmica e precisa ser em tempo <text:tab/>real, para que as informações sempre estejam atualizadas</text:span></text:p>
      <text:p text:style-name="P151">-<text:span text:style-name="T229">o dashboard prefcisa estar contextualizado com a realidade de quem vai usar, podendo ter <text:tab/>diferentes dashboard para cada situação: marketing, vendas etc…</text:span></text:p>
      <text:p text:style-name="P151">-<text:span text:style-name="T230">as informações precisam estar otimizadas para o bom entendimento de quem ir</text:span><text:span text:style-name="T231">a</text:span><text:span text:style-name="T230"> usar </text:span></text:p>
      <text:p text:style-name="P151"/>
      <text:p text:style-name="P152">FAZER AS ATIVIDADES DE NOTAS</text:p>
      <text:p text:style-name="P151"/>
      <text:p text:style-name="P151"/>
      <text:p text:style-name="P150"/>
      <text:p text:style-name="P150"/>
      <text:p text:style-name="P150"/>
      <text:p text:style-name="P150"/>
      <text:p text:style-name="P148"/>
      <text:p text:style-name="P147"/>
      <text:p text:style-name="P147"><text:soft-page-break/></text:p>
      <text:p text:style-name="P145"/>
      <text:p text:style-name="P137"/>
      <text:p text:style-name="P137"/>
      <text:p text:style-name="P132"/>
      <text:p text:style-name="P122"/>
      <text:p text:style-name="P116"/>
      <text:p text:style-name="P113"/>
      <text:p text:style-name="P112"/>
      <text:p text:style-name="P112"/>
      <text:p text:style-name="P112"/>
      <text:p text:style-name="P112"/>
      <text:p text:style-name="P111"/>
      <text:p text:style-name="P110"/>
      <text:p text:style-name="P110"/>
      <text:p text:style-name="P108"/>
      <text:p text:style-name="P7"/>
      <text:p text:style-name="P102"/>
      <text:p text:style-name="P102"/>
      <text:p text:style-name="P102"/>
      <text:p text:style-name="P102"><text:tab/></text:p>
      <text:p text:style-name="P101"/>
      <text:p text:style-name="P101"/>
      <text:p text:style-name="P99"/>
      <text:p text:style-name="P96"/>
      <text:p text:style-name="P96"/>
      <text:p text:style-name="P96"/>
      <text:p text:style-name="P96"/>
      <text:p text:style-name="P92"/>
      <text:p text:style-name="P92"/>
      <text:p text:style-name="P88"/>
      <text:p text:style-name="P60"/>
      <text:p text:style-name="P60"/>
      <text:p text:style-name="P57"/>
      <text:p text:style-name="P48"/>
      <text:p text:style-name="P46"/>
      <text:p text:style-name="P46"/>
      <text:p text:style-name="P43"/>
      <text:p text:style-name="P42"/>
      <text:p text:style-name="P32"/>
      <text:p text:style-name="P31"/>
      <text:p text:style-name="P31"/>
      <text:p text:style-name="P27"/>
      <text:p text:style-name="P27"/>
      <text:p text:style-name="P23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12:09.086000000</meta:creation-date>
    <dc:date>2024-12-17T19:51:18.268000000</dc:date>
    <meta:editing-duration>P3DT5H58S</meta:editing-duration>
    <meta:editing-cycles>357</meta:editing-cycles>
    <meta:generator>LibreOffice/24.2.3.2$Windows_X86_64 LibreOffice_project/433d9c2ded56988e8a90e6b2e771ee4e6a5ab2ba</meta:generator>
    <meta:document-statistic meta:table-count="0" meta:image-count="0" meta:object-count="0" meta:page-count="12" meta:paragraph-count="356" meta:word-count="3161" meta:character-count="23382" meta:non-whitespace-character-count="20256"/>
  </office:meta>
</office:document-meta>
</file>